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356.248846" calcext:value-type="float">
            <text:p>356.248846</text:p>
          </table:table-cell>
          <table:table-cell office:value-type="float" office:value="4.351701" calcext:value-type="float">
            <text:p>4.351701</text:p>
          </table:table-cell>
        </table:table-row>
        <table:table-row table:style-name="ro1">
          <table:table-cell office:value-type="float" office:value="356.682651" calcext:value-type="float">
            <text:p>356.682651</text:p>
          </table:table-cell>
          <table:table-cell office:value-type="float" office:value="4.619768" calcext:value-type="float">
            <text:p>4.619768</text:p>
          </table:table-cell>
        </table:table-row>
        <table:table-row table:style-name="ro1">
          <table:table-cell office:value-type="float" office:value="357.116485" calcext:value-type="float">
            <text:p>357.116485</text:p>
          </table:table-cell>
          <table:table-cell office:value-type="float" office:value="4.159379" calcext:value-type="float">
            <text:p>4.159379</text:p>
          </table:table-cell>
        </table:table-row>
        <table:table-row table:style-name="ro1">
          <table:table-cell office:value-type="float" office:value="357.550336" calcext:value-type="float">
            <text:p>357.550336</text:p>
          </table:table-cell>
          <table:table-cell office:value-type="float" office:value="4.16432" calcext:value-type="float">
            <text:p>4.164320</text:p>
          </table:table-cell>
        </table:table-row>
        <table:table-row table:style-name="ro1">
          <table:table-cell office:value-type="float" office:value="357.984137" calcext:value-type="float">
            <text:p>357.984137</text:p>
          </table:table-cell>
          <table:table-cell office:value-type="float" office:value="4.020459" calcext:value-type="float">
            <text:p>4.020459</text:p>
          </table:table-cell>
        </table:table-row>
        <table:table-row table:style-name="ro1">
          <table:table-cell office:value-type="float" office:value="358.417935" calcext:value-type="float">
            <text:p>358.417935</text:p>
          </table:table-cell>
          <table:table-cell office:value-type="float" office:value="3.865897" calcext:value-type="float">
            <text:p>3.865897</text:p>
          </table:table-cell>
        </table:table-row>
        <table:table-row table:style-name="ro1">
          <table:table-cell office:value-type="float" office:value="358.851731" calcext:value-type="float">
            <text:p>358.851731</text:p>
          </table:table-cell>
          <table:table-cell office:value-type="float" office:value="3.969564" calcext:value-type="float">
            <text:p>3.969564</text:p>
          </table:table-cell>
        </table:table-row>
        <table:table-row table:style-name="ro1">
          <table:table-cell office:value-type="float" office:value="359.285584" calcext:value-type="float">
            <text:p>359.285584</text:p>
          </table:table-cell>
          <table:table-cell office:value-type="float" office:value="3.885114" calcext:value-type="float">
            <text:p>3.885114</text:p>
          </table:table-cell>
        </table:table-row>
        <table:table-row table:style-name="ro1">
          <table:table-cell office:value-type="float" office:value="359.719387" calcext:value-type="float">
            <text:p>359.719387</text:p>
          </table:table-cell>
          <table:table-cell office:value-type="float" office:value="3.481598" calcext:value-type="float">
            <text:p>3.481598</text:p>
          </table:table-cell>
        </table:table-row>
        <table:table-row table:style-name="ro1">
          <table:table-cell office:value-type="float" office:value="360.153192" calcext:value-type="float">
            <text:p>360.153192</text:p>
          </table:table-cell>
          <table:table-cell office:value-type="float" office:value="3.675417" calcext:value-type="float">
            <text:p>3.675417</text:p>
          </table:table-cell>
        </table:table-row>
        <table:table-row table:style-name="ro1">
          <table:table-cell office:value-type="float" office:value="360.586968" calcext:value-type="float">
            <text:p>360.586968</text:p>
          </table:table-cell>
          <table:table-cell office:value-type="float" office:value="3.349062" calcext:value-type="float">
            <text:p>3.349062</text:p>
          </table:table-cell>
        </table:table-row>
        <table:table-row table:style-name="ro1">
          <table:table-cell office:value-type="float" office:value="361.020718" calcext:value-type="float">
            <text:p>361.020718</text:p>
          </table:table-cell>
          <table:table-cell office:value-type="float" office:value="3.60989" calcext:value-type="float">
            <text:p>3.609890</text:p>
          </table:table-cell>
        </table:table-row>
        <table:table-row table:style-name="ro1">
          <table:table-cell office:value-type="float" office:value="361.454544" calcext:value-type="float">
            <text:p>361.454544</text:p>
          </table:table-cell>
          <table:table-cell office:value-type="float" office:value="3.323081" calcext:value-type="float">
            <text:p>3.323081</text:p>
          </table:table-cell>
        </table:table-row>
        <table:table-row table:style-name="ro1">
          <table:table-cell office:value-type="float" office:value="361.888344" calcext:value-type="float">
            <text:p>361.888344</text:p>
          </table:table-cell>
          <table:table-cell office:value-type="float" office:value="3.307193" calcext:value-type="float">
            <text:p>3.307193</text:p>
          </table:table-cell>
        </table:table-row>
        <table:table-row table:style-name="ro1">
          <table:table-cell office:value-type="float" office:value="362.322196" calcext:value-type="float">
            <text:p>362.322196</text:p>
          </table:table-cell>
          <table:table-cell office:value-type="float" office:value="3.278455" calcext:value-type="float">
            <text:p>3.278455</text:p>
          </table:table-cell>
        </table:table-row>
        <table:table-row table:style-name="ro1">
          <table:table-cell office:value-type="float" office:value="362.755995" calcext:value-type="float">
            <text:p>362.755995</text:p>
          </table:table-cell>
          <table:table-cell office:value-type="float" office:value="2.921317" calcext:value-type="float">
            <text:p>2.921317</text:p>
          </table:table-cell>
        </table:table-row>
        <table:table-row table:style-name="ro1">
          <table:table-cell office:value-type="float" office:value="363.189798" calcext:value-type="float">
            <text:p>363.189798</text:p>
          </table:table-cell>
          <table:table-cell office:value-type="float" office:value="3.036624" calcext:value-type="float">
            <text:p>3.036624</text:p>
          </table:table-cell>
        </table:table-row>
        <table:table-row table:style-name="ro1">
          <table:table-cell office:value-type="float" office:value="363.623575" calcext:value-type="float">
            <text:p>363.623575</text:p>
          </table:table-cell>
          <table:table-cell office:value-type="float" office:value="3.041941" calcext:value-type="float">
            <text:p>3.041941</text:p>
          </table:table-cell>
        </table:table-row>
        <table:table-row table:style-name="ro1">
          <table:table-cell office:value-type="float" office:value="364.057375" calcext:value-type="float">
            <text:p>364.057375</text:p>
          </table:table-cell>
          <table:table-cell office:value-type="float" office:value="2.819341" calcext:value-type="float">
            <text:p>2.819341</text:p>
          </table:table-cell>
        </table:table-row>
        <table:table-row table:style-name="ro1">
          <table:table-cell office:value-type="float" office:value="364.491163" calcext:value-type="float">
            <text:p>364.491163</text:p>
          </table:table-cell>
          <table:table-cell office:value-type="float" office:value="2.910622" calcext:value-type="float">
            <text:p>2.910622</text:p>
          </table:table-cell>
        </table:table-row>
        <table:table-row table:style-name="ro1">
          <table:table-cell office:value-type="float" office:value="364.924936" calcext:value-type="float">
            <text:p>364.924936</text:p>
          </table:table-cell>
          <table:table-cell office:value-type="float" office:value="2.550863" calcext:value-type="float">
            <text:p>2.550863</text:p>
          </table:table-cell>
        </table:table-row>
        <table:table-row table:style-name="ro1">
          <table:table-cell office:value-type="float" office:value="365.358758" calcext:value-type="float">
            <text:p>365.358758</text:p>
          </table:table-cell>
          <table:table-cell office:value-type="float" office:value="2.841243" calcext:value-type="float">
            <text:p>2.841243</text:p>
          </table:table-cell>
        </table:table-row>
        <table:table-row table:style-name="ro1">
          <table:table-cell office:value-type="float" office:value="365.792568" calcext:value-type="float">
            <text:p>365.792568</text:p>
          </table:table-cell>
          <table:table-cell office:value-type="float" office:value="2.66295" calcext:value-type="float">
            <text:p>2.662950</text:p>
          </table:table-cell>
        </table:table-row>
        <table:table-row table:style-name="ro1">
          <table:table-cell office:value-type="float" office:value="366.226406" calcext:value-type="float">
            <text:p>366.226406</text:p>
          </table:table-cell>
          <table:table-cell office:value-type="float" office:value="2.668728" calcext:value-type="float">
            <text:p>2.668728</text:p>
          </table:table-cell>
        </table:table-row>
        <table:table-row table:style-name="ro1">
          <table:table-cell office:value-type="float" office:value="366.660203" calcext:value-type="float">
            <text:p>366.660203</text:p>
          </table:table-cell>
          <table:table-cell office:value-type="float" office:value="2.264861" calcext:value-type="float">
            <text:p>2.264861</text:p>
          </table:table-cell>
        </table:table-row>
        <table:table-row table:style-name="ro1">
          <table:table-cell office:value-type="float" office:value="367.093974" calcext:value-type="float">
            <text:p>367.093974</text:p>
          </table:table-cell>
          <table:table-cell office:value-type="float" office:value="2.364545" calcext:value-type="float">
            <text:p>2.364545</text:p>
          </table:table-cell>
        </table:table-row>
        <table:table-row table:style-name="ro1">
          <table:table-cell office:value-type="float" office:value="367.527753" calcext:value-type="float">
            <text:p>367.527753</text:p>
          </table:table-cell>
          <table:table-cell office:value-type="float" office:value="2.311" calcext:value-type="float">
            <text:p>2.311000</text:p>
          </table:table-cell>
        </table:table-row>
        <table:table-row table:style-name="ro1">
          <table:table-cell office:value-type="float" office:value="367.961538" calcext:value-type="float">
            <text:p>367.961538</text:p>
          </table:table-cell>
          <table:table-cell office:value-type="float" office:value="2.457455" calcext:value-type="float">
            <text:p>2.457455</text:p>
          </table:table-cell>
        </table:table-row>
        <table:table-row table:style-name="ro1">
          <table:table-cell office:value-type="float" office:value="368.395342" calcext:value-type="float">
            <text:p>368.395342</text:p>
          </table:table-cell>
          <table:table-cell office:value-type="float" office:value="2.226737" calcext:value-type="float">
            <text:p>2.226737</text:p>
          </table:table-cell>
        </table:table-row>
        <table:table-row table:style-name="ro1">
          <table:table-cell office:value-type="float" office:value="368.82916" calcext:value-type="float">
            <text:p>368.829160</text:p>
          </table:table-cell>
          <table:table-cell office:value-type="float" office:value="2.277437" calcext:value-type="float">
            <text:p>2.277437</text:p>
          </table:table-cell>
        </table:table-row>
        <table:table-row table:style-name="ro1">
          <table:table-cell office:value-type="float" office:value="369.26295" calcext:value-type="float">
            <text:p>369.262950</text:p>
          </table:table-cell>
          <table:table-cell office:value-type="float" office:value="2.163777" calcext:value-type="float">
            <text:p>2.163777</text:p>
          </table:table-cell>
        </table:table-row>
        <table:table-row table:style-name="ro1">
          <table:table-cell office:value-type="float" office:value="369.696736" calcext:value-type="float">
            <text:p>369.696736</text:p>
          </table:table-cell>
          <table:table-cell office:value-type="float" office:value="2.028787" calcext:value-type="float">
            <text:p>2.028787</text:p>
          </table:table-cell>
        </table:table-row>
        <table:table-row table:style-name="ro1">
          <table:table-cell office:value-type="float" office:value="370.130545" calcext:value-type="float">
            <text:p>370.130545</text:p>
          </table:table-cell>
          <table:table-cell office:value-type="float" office:value="2.252125" calcext:value-type="float">
            <text:p>2.252125</text:p>
          </table:table-cell>
        </table:table-row>
        <table:table-row table:style-name="ro1">
          <table:table-cell office:value-type="float" office:value="370.564338" calcext:value-type="float">
            <text:p>370.564338</text:p>
          </table:table-cell>
          <table:table-cell office:value-type="float" office:value="2.241265" calcext:value-type="float">
            <text:p>2.241265</text:p>
          </table:table-cell>
        </table:table-row>
        <table:table-row table:style-name="ro1">
          <table:table-cell office:value-type="float" office:value="370.998185" calcext:value-type="float">
            <text:p>370.998185</text:p>
          </table:table-cell>
          <table:table-cell office:value-type="float" office:value="2.121233" calcext:value-type="float">
            <text:p>2.121233</text:p>
          </table:table-cell>
        </table:table-row>
        <table:table-row table:style-name="ro1">
          <table:table-cell office:value-type="float" office:value="371.431978" calcext:value-type="float">
            <text:p>371.431978</text:p>
          </table:table-cell>
          <table:table-cell office:value-type="float" office:value="1.953564" calcext:value-type="float">
            <text:p>1.953564</text:p>
          </table:table-cell>
        </table:table-row>
        <table:table-row table:style-name="ro1">
          <table:table-cell office:value-type="float" office:value="371.86577" calcext:value-type="float">
            <text:p>371.865770</text:p>
          </table:table-cell>
          <table:table-cell office:value-type="float" office:value="2.187397" calcext:value-type="float">
            <text:p>2.187397</text:p>
          </table:table-cell>
        </table:table-row>
        <table:table-row table:style-name="ro1">
          <table:table-cell office:value-type="float" office:value="372.299613" calcext:value-type="float">
            <text:p>372.299613</text:p>
          </table:table-cell>
          <table:table-cell office:value-type="float" office:value="2.083176" calcext:value-type="float">
            <text:p>2.083176</text:p>
          </table:table-cell>
        </table:table-row>
        <table:table-row table:style-name="ro1">
          <table:table-cell office:value-type="float" office:value="372.733403" calcext:value-type="float">
            <text:p>372.733403</text:p>
          </table:table-cell>
          <table:table-cell office:value-type="float" office:value="1.947513" calcext:value-type="float">
            <text:p>1.947513</text:p>
          </table:table-cell>
        </table:table-row>
        <table:table-row table:style-name="ro1">
          <table:table-cell office:value-type="float" office:value="373.167218" calcext:value-type="float">
            <text:p>373.167218</text:p>
          </table:table-cell>
          <table:table-cell office:value-type="float" office:value="2.167" calcext:value-type="float">
            <text:p>2.167000</text:p>
          </table:table-cell>
        </table:table-row>
        <table:table-row table:style-name="ro1">
          <table:table-cell office:value-type="float" office:value="373.601032" calcext:value-type="float">
            <text:p>373.601032</text:p>
          </table:table-cell>
          <table:table-cell office:value-type="float" office:value="1.941809" calcext:value-type="float">
            <text:p>1.941809</text:p>
          </table:table-cell>
        </table:table-row>
        <table:table-row table:style-name="ro1">
          <table:table-cell office:value-type="float" office:value="374.034818" calcext:value-type="float">
            <text:p>374.034818</text:p>
          </table:table-cell>
          <table:table-cell office:value-type="float" office:value="1.917959" calcext:value-type="float">
            <text:p>1.917959</text:p>
          </table:table-cell>
        </table:table-row>
        <table:table-row table:style-name="ro1">
          <table:table-cell office:value-type="float" office:value="374.468635" calcext:value-type="float">
            <text:p>374.468635</text:p>
          </table:table-cell>
          <table:table-cell office:value-type="float" office:value="2.219648" calcext:value-type="float">
            <text:p>2.219648</text:p>
          </table:table-cell>
        </table:table-row>
        <table:table-row table:style-name="ro1">
          <table:table-cell office:value-type="float" office:value="374.902455" calcext:value-type="float">
            <text:p>374.902455</text:p>
          </table:table-cell>
          <table:table-cell office:value-type="float" office:value="1.776818" calcext:value-type="float">
            <text:p>1.776818</text:p>
          </table:table-cell>
        </table:table-row>
        <table:table-row table:style-name="ro1">
          <table:table-cell office:value-type="float" office:value="375.336279" calcext:value-type="float">
            <text:p>375.336279</text:p>
          </table:table-cell>
          <table:table-cell office:value-type="float" office:value="2.150701" calcext:value-type="float">
            <text:p>2.150701</text:p>
          </table:table-cell>
        </table:table-row>
        <table:table-row table:style-name="ro1">
          <table:table-cell office:value-type="float" office:value="375.769984" calcext:value-type="float">
            <text:p>375.769984</text:p>
          </table:table-cell>
          <table:table-cell office:value-type="float" office:value="2.132938" calcext:value-type="float">
            <text:p>2.132938</text:p>
          </table:table-cell>
        </table:table-row>
        <table:table-row table:style-name="ro1">
          <table:table-cell office:value-type="float" office:value="376.203808" calcext:value-type="float">
            <text:p>376.203808</text:p>
          </table:table-cell>
          <table:table-cell office:value-type="float" office:value="1.800298" calcext:value-type="float">
            <text:p>1.800298</text:p>
          </table:table-cell>
        </table:table-row>
        <table:table-row table:style-name="ro1">
          <table:table-cell office:value-type="float" office:value="376.637624" calcext:value-type="float">
            <text:p>376.637624</text:p>
          </table:table-cell>
          <table:table-cell office:value-type="float" office:value="1.945183" calcext:value-type="float">
            <text:p>1.945183</text:p>
          </table:table-cell>
        </table:table-row>
        <table:table-row table:style-name="ro1">
          <table:table-cell office:value-type="float" office:value="377.071449" calcext:value-type="float">
            <text:p>377.071449</text:p>
          </table:table-cell>
          <table:table-cell office:value-type="float" office:value="1.976168" calcext:value-type="float">
            <text:p>1.976168</text:p>
          </table:table-cell>
        </table:table-row>
        <table:table-row table:style-name="ro1">
          <table:table-cell office:value-type="float" office:value="377.50526" calcext:value-type="float">
            <text:p>377.505260</text:p>
          </table:table-cell>
          <table:table-cell office:value-type="float" office:value="2.287265" calcext:value-type="float">
            <text:p>2.287265</text:p>
          </table:table-cell>
        </table:table-row>
        <table:table-row table:style-name="ro1">
          <table:table-cell office:value-type="float" office:value="377.939059" calcext:value-type="float">
            <text:p>377.939059</text:p>
          </table:table-cell>
          <table:table-cell office:value-type="float" office:value="1.775904" calcext:value-type="float">
            <text:p>1.775904</text:p>
          </table:table-cell>
        </table:table-row>
        <table:table-row table:style-name="ro1">
          <table:table-cell office:value-type="float" office:value="378.372785" calcext:value-type="float">
            <text:p>378.372785</text:p>
          </table:table-cell>
          <table:table-cell office:value-type="float" office:value="2.2404" calcext:value-type="float">
            <text:p>2.240400</text:p>
          </table:table-cell>
        </table:table-row>
        <table:table-row table:style-name="ro1">
          <table:table-cell office:value-type="float" office:value="378.8065" calcext:value-type="float">
            <text:p>378.806500</text:p>
          </table:table-cell>
          <table:table-cell office:value-type="float" office:value="1.988151" calcext:value-type="float">
            <text:p>1.988151</text:p>
          </table:table-cell>
        </table:table-row>
        <table:table-row table:style-name="ro1">
          <table:table-cell office:value-type="float" office:value="379.240238" calcext:value-type="float">
            <text:p>379.240238</text:p>
          </table:table-cell>
          <table:table-cell office:value-type="float" office:value="2.195863" calcext:value-type="float">
            <text:p>2.195863</text:p>
          </table:table-cell>
        </table:table-row>
        <table:table-row table:style-name="ro1">
          <table:table-cell office:value-type="float" office:value="379.674113" calcext:value-type="float">
            <text:p>379.674113</text:p>
          </table:table-cell>
          <table:table-cell office:value-type="float" office:value="2.501897" calcext:value-type="float">
            <text:p>2.501897</text:p>
          </table:table-cell>
        </table:table-row>
        <table:table-row table:style-name="ro1">
          <table:table-cell office:value-type="float" office:value="380.107927" calcext:value-type="float">
            <text:p>380.107927</text:p>
          </table:table-cell>
          <table:table-cell office:value-type="float" office:value="2.016086" calcext:value-type="float">
            <text:p>2.016086</text:p>
          </table:table-cell>
        </table:table-row>
        <table:table-row table:style-name="ro1">
          <table:table-cell office:value-type="float" office:value="380.541719" calcext:value-type="float">
            <text:p>380.541719</text:p>
          </table:table-cell>
          <table:table-cell office:value-type="float" office:value="2.345595" calcext:value-type="float">
            <text:p>2.345595</text:p>
          </table:table-cell>
        </table:table-row>
        <table:table-row table:style-name="ro1">
          <table:table-cell office:value-type="float" office:value="380.975524" calcext:value-type="float">
            <text:p>380.975524</text:p>
          </table:table-cell>
          <table:table-cell office:value-type="float" office:value="2.546378" calcext:value-type="float">
            <text:p>2.546378</text:p>
          </table:table-cell>
        </table:table-row>
        <table:table-row table:style-name="ro1">
          <table:table-cell office:value-type="float" office:value="381.409345" calcext:value-type="float">
            <text:p>381.409345</text:p>
          </table:table-cell>
          <table:table-cell office:value-type="float" office:value="2.164027" calcext:value-type="float">
            <text:p>2.164027</text:p>
          </table:table-cell>
        </table:table-row>
        <table:table-row table:style-name="ro1">
          <table:table-cell office:value-type="float" office:value="381.843149" calcext:value-type="float">
            <text:p>381.843149</text:p>
          </table:table-cell>
          <table:table-cell office:value-type="float" office:value="2.491751" calcext:value-type="float">
            <text:p>2.491751</text:p>
          </table:table-cell>
        </table:table-row>
        <table:table-row table:style-name="ro1">
          <table:table-cell office:value-type="float" office:value="382.276996" calcext:value-type="float">
            <text:p>382.276996</text:p>
          </table:table-cell>
          <table:table-cell office:value-type="float" office:value="2.410825" calcext:value-type="float">
            <text:p>2.410825</text:p>
          </table:table-cell>
        </table:table-row>
        <table:table-row table:style-name="ro1">
          <table:table-cell office:value-type="float" office:value="382.710812" calcext:value-type="float">
            <text:p>382.710812</text:p>
          </table:table-cell>
          <table:table-cell office:value-type="float" office:value="2.622194" calcext:value-type="float">
            <text:p>2.622194</text:p>
          </table:table-cell>
        </table:table-row>
        <table:table-row table:style-name="ro1">
          <table:table-cell office:value-type="float" office:value="383.144582" calcext:value-type="float">
            <text:p>383.144582</text:p>
          </table:table-cell>
          <table:table-cell office:value-type="float" office:value="2.376643" calcext:value-type="float">
            <text:p>2.376643</text:p>
          </table:table-cell>
        </table:table-row>
        <table:table-row table:style-name="ro1">
          <table:table-cell office:value-type="float" office:value="383.578376" calcext:value-type="float">
            <text:p>383.578376</text:p>
          </table:table-cell>
          <table:table-cell office:value-type="float" office:value="2.898049" calcext:value-type="float">
            <text:p>2.898049</text:p>
          </table:table-cell>
        </table:table-row>
        <table:table-row table:style-name="ro1">
          <table:table-cell office:value-type="float" office:value="384.012169" calcext:value-type="float">
            <text:p>384.012169</text:p>
          </table:table-cell>
          <table:table-cell office:value-type="float" office:value="2.384886" calcext:value-type="float">
            <text:p>2.384886</text:p>
          </table:table-cell>
        </table:table-row>
        <table:table-row table:style-name="ro1">
          <table:table-cell office:value-type="float" office:value="384.445945" calcext:value-type="float">
            <text:p>384.445945</text:p>
          </table:table-cell>
          <table:table-cell office:value-type="float" office:value="2.82999" calcext:value-type="float">
            <text:p>2.829990</text:p>
          </table:table-cell>
        </table:table-row>
        <table:table-row table:style-name="ro1">
          <table:table-cell office:value-type="float" office:value="384.879758" calcext:value-type="float">
            <text:p>384.879758</text:p>
          </table:table-cell>
          <table:table-cell office:value-type="float" office:value="2.852512" calcext:value-type="float">
            <text:p>2.852512</text:p>
          </table:table-cell>
        </table:table-row>
        <table:table-row table:style-name="ro1">
          <table:table-cell office:value-type="float" office:value="385.313557" calcext:value-type="float">
            <text:p>385.313557</text:p>
          </table:table-cell>
          <table:table-cell office:value-type="float" office:value="2.828186" calcext:value-type="float">
            <text:p>2.828186</text:p>
          </table:table-cell>
        </table:table-row>
        <table:table-row table:style-name="ro1">
          <table:table-cell office:value-type="float" office:value="385.747376" calcext:value-type="float">
            <text:p>385.747376</text:p>
          </table:table-cell>
          <table:table-cell office:value-type="float" office:value="2.919973" calcext:value-type="float">
            <text:p>2.919973</text:p>
          </table:table-cell>
        </table:table-row>
        <table:table-row table:style-name="ro1">
          <table:table-cell office:value-type="float" office:value="386.18119" calcext:value-type="float">
            <text:p>386.181190</text:p>
          </table:table-cell>
          <table:table-cell office:value-type="float" office:value="3.069726" calcext:value-type="float">
            <text:p>3.069726</text:p>
          </table:table-cell>
        </table:table-row>
        <table:table-row table:style-name="ro1">
          <table:table-cell office:value-type="float" office:value="386.615014" calcext:value-type="float">
            <text:p>386.615014</text:p>
          </table:table-cell>
          <table:table-cell office:value-type="float" office:value="2.910528" calcext:value-type="float">
            <text:p>2.910528</text:p>
          </table:table-cell>
        </table:table-row>
        <table:table-row table:style-name="ro1">
          <table:table-cell office:value-type="float" office:value="387.048824" calcext:value-type="float">
            <text:p>387.048824</text:p>
          </table:table-cell>
          <table:table-cell office:value-type="float" office:value="3.157388" calcext:value-type="float">
            <text:p>3.157388</text:p>
          </table:table-cell>
        </table:table-row>
        <table:table-row table:style-name="ro1">
          <table:table-cell office:value-type="float" office:value="387.4826" calcext:value-type="float">
            <text:p>387.482600</text:p>
          </table:table-cell>
          <table:table-cell office:value-type="float" office:value="3.078792" calcext:value-type="float">
            <text:p>3.078792</text:p>
          </table:table-cell>
        </table:table-row>
        <table:table-row table:style-name="ro1">
          <table:table-cell office:value-type="float" office:value="387.916401" calcext:value-type="float">
            <text:p>387.916401</text:p>
          </table:table-cell>
          <table:table-cell office:value-type="float" office:value="3.33161" calcext:value-type="float">
            <text:p>3.331610</text:p>
          </table:table-cell>
        </table:table-row>
        <table:table-row table:style-name="ro1">
          <table:table-cell office:value-type="float" office:value="388.350271" calcext:value-type="float">
            <text:p>388.350271</text:p>
          </table:table-cell>
          <table:table-cell office:value-type="float" office:value="3.352346" calcext:value-type="float">
            <text:p>3.352346</text:p>
          </table:table-cell>
        </table:table-row>
        <table:table-row table:style-name="ro1">
          <table:table-cell office:value-type="float" office:value="388.783913" calcext:value-type="float">
            <text:p>388.783913</text:p>
          </table:table-cell>
          <table:table-cell office:value-type="float" office:value="3.374934" calcext:value-type="float">
            <text:p>3.374934</text:p>
          </table:table-cell>
        </table:table-row>
        <table:table-row table:style-name="ro1">
          <table:table-cell office:value-type="float" office:value="389.217721" calcext:value-type="float">
            <text:p>389.217721</text:p>
          </table:table-cell>
          <table:table-cell office:value-type="float" office:value="3.381007" calcext:value-type="float">
            <text:p>3.381007</text:p>
          </table:table-cell>
        </table:table-row>
        <table:table-row table:style-name="ro1">
          <table:table-cell office:value-type="float" office:value="389.651563" calcext:value-type="float">
            <text:p>389.651563</text:p>
          </table:table-cell>
          <table:table-cell office:value-type="float" office:value="3.541423" calcext:value-type="float">
            <text:p>3.541423</text:p>
          </table:table-cell>
        </table:table-row>
        <table:table-row table:style-name="ro1">
          <table:table-cell office:value-type="float" office:value="390.085322" calcext:value-type="float">
            <text:p>390.085322</text:p>
          </table:table-cell>
          <table:table-cell office:value-type="float" office:value="3.529578" calcext:value-type="float">
            <text:p>3.529578</text:p>
          </table:table-cell>
        </table:table-row>
        <table:table-row table:style-name="ro1">
          <table:table-cell office:value-type="float" office:value="390.519023" calcext:value-type="float">
            <text:p>390.519023</text:p>
          </table:table-cell>
          <table:table-cell office:value-type="float" office:value="3.907688" calcext:value-type="float">
            <text:p>3.907688</text:p>
          </table:table-cell>
        </table:table-row>
        <table:table-row table:style-name="ro1">
          <table:table-cell office:value-type="float" office:value="390.952732" calcext:value-type="float">
            <text:p>390.952732</text:p>
          </table:table-cell>
          <table:table-cell office:value-type="float" office:value="3.792925" calcext:value-type="float">
            <text:p>3.792925</text:p>
          </table:table-cell>
        </table:table-row>
        <table:table-row table:style-name="ro1">
          <table:table-cell office:value-type="float" office:value="391.386431" calcext:value-type="float">
            <text:p>391.386431</text:p>
          </table:table-cell>
          <table:table-cell office:value-type="float" office:value="3.985319" calcext:value-type="float">
            <text:p>3.985319</text:p>
          </table:table-cell>
        </table:table-row>
        <table:table-row table:style-name="ro1">
          <table:table-cell office:value-type="float" office:value="391.820141" calcext:value-type="float">
            <text:p>391.820141</text:p>
          </table:table-cell>
          <table:table-cell office:value-type="float" office:value="3.83634" calcext:value-type="float">
            <text:p>3.836340</text:p>
          </table:table-cell>
        </table:table-row>
        <table:table-row table:style-name="ro1">
          <table:table-cell office:value-type="float" office:value="392.25386" calcext:value-type="float">
            <text:p>392.253860</text:p>
          </table:table-cell>
          <table:table-cell office:value-type="float" office:value="4.126004" calcext:value-type="float">
            <text:p>4.126004</text:p>
          </table:table-cell>
        </table:table-row>
        <table:table-row table:style-name="ro1">
          <table:table-cell office:value-type="float" office:value="392.687642" calcext:value-type="float">
            <text:p>392.687642</text:p>
          </table:table-cell>
          <table:table-cell office:value-type="float" office:value="4.380094" calcext:value-type="float">
            <text:p>4.380094</text:p>
          </table:table-cell>
        </table:table-row>
        <table:table-row table:style-name="ro1">
          <table:table-cell office:value-type="float" office:value="393.121427" calcext:value-type="float">
            <text:p>393.121427</text:p>
          </table:table-cell>
          <table:table-cell office:value-type="float" office:value="4.227345" calcext:value-type="float">
            <text:p>4.227345</text:p>
          </table:table-cell>
        </table:table-row>
        <table:table-row table:style-name="ro1">
          <table:table-cell office:value-type="float" office:value="393.555125" calcext:value-type="float">
            <text:p>393.555125</text:p>
          </table:table-cell>
          <table:table-cell office:value-type="float" office:value="4.378164" calcext:value-type="float">
            <text:p>4.378164</text:p>
          </table:table-cell>
        </table:table-row>
        <table:table-row table:style-name="ro1">
          <table:table-cell office:value-type="float" office:value="393.988864" calcext:value-type="float">
            <text:p>393.988864</text:p>
          </table:table-cell>
          <table:table-cell office:value-type="float" office:value="4.560377" calcext:value-type="float">
            <text:p>4.560377</text:p>
          </table:table-cell>
        </table:table-row>
        <table:table-row table:style-name="ro1">
          <table:table-cell office:value-type="float" office:value="394.422593" calcext:value-type="float">
            <text:p>394.422593</text:p>
          </table:table-cell>
          <table:table-cell office:value-type="float" office:value="4.686713" calcext:value-type="float">
            <text:p>4.686713</text:p>
          </table:table-cell>
        </table:table-row>
        <table:table-row table:style-name="ro1">
          <table:table-cell office:value-type="float" office:value="394.856318" calcext:value-type="float">
            <text:p>394.856318</text:p>
          </table:table-cell>
          <table:table-cell office:value-type="float" office:value="4.814918" calcext:value-type="float">
            <text:p>4.814918</text:p>
          </table:table-cell>
        </table:table-row>
        <table:table-row table:style-name="ro1">
          <table:table-cell office:value-type="float" office:value="395.290085" calcext:value-type="float">
            <text:p>395.290085</text:p>
          </table:table-cell>
          <table:table-cell office:value-type="float" office:value="4.675207" calcext:value-type="float">
            <text:p>4.675207</text:p>
          </table:table-cell>
        </table:table-row>
        <table:table-row table:style-name="ro1">
          <table:table-cell office:value-type="float" office:value="395.723812" calcext:value-type="float">
            <text:p>395.723812</text:p>
          </table:table-cell>
          <table:table-cell office:value-type="float" office:value="4.837811" calcext:value-type="float">
            <text:p>4.837811</text:p>
          </table:table-cell>
        </table:table-row>
        <table:table-row table:style-name="ro1">
          <table:table-cell office:value-type="float" office:value="396.157511" calcext:value-type="float">
            <text:p>396.157511</text:p>
          </table:table-cell>
          <table:table-cell office:value-type="float" office:value="5.040374" calcext:value-type="float">
            <text:p>5.040374</text:p>
          </table:table-cell>
        </table:table-row>
        <table:table-row table:style-name="ro1">
          <table:table-cell office:value-type="float" office:value="396.591237" calcext:value-type="float">
            <text:p>396.591237</text:p>
          </table:table-cell>
          <table:table-cell office:value-type="float" office:value="5.335841" calcext:value-type="float">
            <text:p>5.335841</text:p>
          </table:table-cell>
        </table:table-row>
        <table:table-row table:style-name="ro1">
          <table:table-cell office:value-type="float" office:value="397.024922" calcext:value-type="float">
            <text:p>397.024922</text:p>
          </table:table-cell>
          <table:table-cell office:value-type="float" office:value="5.100615" calcext:value-type="float">
            <text:p>5.100615</text:p>
          </table:table-cell>
        </table:table-row>
        <table:table-row table:style-name="ro1">
          <table:table-cell office:value-type="float" office:value="397.458629" calcext:value-type="float">
            <text:p>397.458629</text:p>
          </table:table-cell>
          <table:table-cell office:value-type="float" office:value="5.487718" calcext:value-type="float">
            <text:p>5.487718</text:p>
          </table:table-cell>
        </table:table-row>
        <table:table-row table:style-name="ro1">
          <table:table-cell office:value-type="float" office:value="397.892336" calcext:value-type="float">
            <text:p>397.892336</text:p>
          </table:table-cell>
          <table:table-cell office:value-type="float" office:value="5.247663" calcext:value-type="float">
            <text:p>5.247663</text:p>
          </table:table-cell>
        </table:table-row>
        <table:table-row table:style-name="ro1">
          <table:table-cell office:value-type="float" office:value="398.326097" calcext:value-type="float">
            <text:p>398.326097</text:p>
          </table:table-cell>
          <table:table-cell office:value-type="float" office:value="5.857426" calcext:value-type="float">
            <text:p>5.857426</text:p>
          </table:table-cell>
        </table:table-row>
        <table:table-row table:style-name="ro1">
          <table:table-cell office:value-type="float" office:value="398.759808" calcext:value-type="float">
            <text:p>398.759808</text:p>
          </table:table-cell>
          <table:table-cell office:value-type="float" office:value="5.497188" calcext:value-type="float">
            <text:p>5.497188</text:p>
          </table:table-cell>
        </table:table-row>
        <table:table-row table:style-name="ro1">
          <table:table-cell office:value-type="float" office:value="399.193527" calcext:value-type="float">
            <text:p>399.193527</text:p>
          </table:table-cell>
          <table:table-cell office:value-type="float" office:value="5.865013" calcext:value-type="float">
            <text:p>5.865013</text:p>
          </table:table-cell>
        </table:table-row>
        <table:table-row table:style-name="ro1">
          <table:table-cell office:value-type="float" office:value="399.627202" calcext:value-type="float">
            <text:p>399.627202</text:p>
          </table:table-cell>
          <table:table-cell office:value-type="float" office:value="5.859647" calcext:value-type="float">
            <text:p>5.859647</text:p>
          </table:table-cell>
        </table:table-row>
        <table:table-row table:style-name="ro1">
          <table:table-cell office:value-type="float" office:value="400.060932" calcext:value-type="float">
            <text:p>400.060932</text:p>
          </table:table-cell>
          <table:table-cell office:value-type="float" office:value="5.917299" calcext:value-type="float">
            <text:p>5.917299</text:p>
          </table:table-cell>
        </table:table-row>
        <table:table-row table:style-name="ro1">
          <table:table-cell office:value-type="float" office:value="400.494628" calcext:value-type="float">
            <text:p>400.494628</text:p>
          </table:table-cell>
          <table:table-cell office:value-type="float" office:value="6.210209" calcext:value-type="float">
            <text:p>6.210209</text:p>
          </table:table-cell>
        </table:table-row>
        <table:table-row table:style-name="ro1">
          <table:table-cell office:value-type="float" office:value="400.928337" calcext:value-type="float">
            <text:p>400.928337</text:p>
          </table:table-cell>
          <table:table-cell office:value-type="float" office:value="6.147829" calcext:value-type="float">
            <text:p>6.147829</text:p>
          </table:table-cell>
        </table:table-row>
        <table:table-row table:style-name="ro1">
          <table:table-cell office:value-type="float" office:value="401.362113" calcext:value-type="float">
            <text:p>401.362113</text:p>
          </table:table-cell>
          <table:table-cell office:value-type="float" office:value="6.404886" calcext:value-type="float">
            <text:p>6.404886</text:p>
          </table:table-cell>
        </table:table-row>
        <table:table-row table:style-name="ro1">
          <table:table-cell office:value-type="float" office:value="401.795808" calcext:value-type="float">
            <text:p>401.795808</text:p>
          </table:table-cell>
          <table:table-cell office:value-type="float" office:value="6.4032" calcext:value-type="float">
            <text:p>6.403200</text:p>
          </table:table-cell>
        </table:table-row>
        <table:table-row table:style-name="ro1">
          <table:table-cell office:value-type="float" office:value="402.229583" calcext:value-type="float">
            <text:p>402.229583</text:p>
          </table:table-cell>
          <table:table-cell office:value-type="float" office:value="6.511876" calcext:value-type="float">
            <text:p>6.511876</text:p>
          </table:table-cell>
        </table:table-row>
        <table:table-row table:style-name="ro1">
          <table:table-cell office:value-type="float" office:value="402.663291" calcext:value-type="float">
            <text:p>402.663291</text:p>
          </table:table-cell>
          <table:table-cell office:value-type="float" office:value="6.474758" calcext:value-type="float">
            <text:p>6.474758</text:p>
          </table:table-cell>
        </table:table-row>
        <table:table-row table:style-name="ro1">
          <table:table-cell office:value-type="float" office:value="403.097007" calcext:value-type="float">
            <text:p>403.097007</text:p>
          </table:table-cell>
          <table:table-cell office:value-type="float" office:value="6.977889" calcext:value-type="float">
            <text:p>6.977889</text:p>
          </table:table-cell>
        </table:table-row>
        <table:table-row table:style-name="ro1">
          <table:table-cell office:value-type="float" office:value="403.530727" calcext:value-type="float">
            <text:p>403.530727</text:p>
          </table:table-cell>
          <table:table-cell office:value-type="float" office:value="6.685694" calcext:value-type="float">
            <text:p>6.685694</text:p>
          </table:table-cell>
        </table:table-row>
        <table:table-row table:style-name="ro1">
          <table:table-cell office:value-type="float" office:value="403.964453" calcext:value-type="float">
            <text:p>403.964453</text:p>
          </table:table-cell>
          <table:table-cell office:value-type="float" office:value="7.319314" calcext:value-type="float">
            <text:p>7.319314</text:p>
          </table:table-cell>
        </table:table-row>
        <table:table-row table:style-name="ro1">
          <table:table-cell office:value-type="float" office:value="404.39831" calcext:value-type="float">
            <text:p>404.398310</text:p>
          </table:table-cell>
          <table:table-cell office:value-type="float" office:value="6.983055" calcext:value-type="float">
            <text:p>6.983055</text:p>
          </table:table-cell>
        </table:table-row>
        <table:table-row table:style-name="ro1">
          <table:table-cell office:value-type="float" office:value="404.832111" calcext:value-type="float">
            <text:p>404.832111</text:p>
          </table:table-cell>
          <table:table-cell office:value-type="float" office:value="7.221055" calcext:value-type="float">
            <text:p>7.221055</text:p>
          </table:table-cell>
        </table:table-row>
        <table:table-row table:style-name="ro1">
          <table:table-cell office:value-type="float" office:value="405.265986" calcext:value-type="float">
            <text:p>405.265986</text:p>
          </table:table-cell>
          <table:table-cell office:value-type="float" office:value="7.281067" calcext:value-type="float">
            <text:p>7.281067</text:p>
          </table:table-cell>
        </table:table-row>
        <table:table-row table:style-name="ro1">
          <table:table-cell office:value-type="float" office:value="405.699828" calcext:value-type="float">
            <text:p>405.699828</text:p>
          </table:table-cell>
          <table:table-cell office:value-type="float" office:value="7.414271" calcext:value-type="float">
            <text:p>7.414271</text:p>
          </table:table-cell>
        </table:table-row>
        <table:table-row table:style-name="ro1">
          <table:table-cell office:value-type="float" office:value="406.13356" calcext:value-type="float">
            <text:p>406.133560</text:p>
          </table:table-cell>
          <table:table-cell office:value-type="float" office:value="7.375887" calcext:value-type="float">
            <text:p>7.375887</text:p>
          </table:table-cell>
        </table:table-row>
        <table:table-row table:style-name="ro1">
          <table:table-cell office:value-type="float" office:value="406.567257" calcext:value-type="float">
            <text:p>406.567257</text:p>
          </table:table-cell>
          <table:table-cell office:value-type="float" office:value="7.263477" calcext:value-type="float">
            <text:p>7.263477</text:p>
          </table:table-cell>
        </table:table-row>
        <table:table-row table:style-name="ro1">
          <table:table-cell office:value-type="float" office:value="407.000983" calcext:value-type="float">
            <text:p>407.000983</text:p>
          </table:table-cell>
          <table:table-cell office:value-type="float" office:value="7.766895" calcext:value-type="float">
            <text:p>7.766895</text:p>
          </table:table-cell>
        </table:table-row>
        <table:table-row table:style-name="ro1">
          <table:table-cell office:value-type="float" office:value="407.434693" calcext:value-type="float">
            <text:p>407.434693</text:p>
          </table:table-cell>
          <table:table-cell office:value-type="float" office:value="7.94865" calcext:value-type="float">
            <text:p>7.948650</text:p>
          </table:table-cell>
        </table:table-row>
        <table:table-row table:style-name="ro1">
          <table:table-cell office:value-type="float" office:value="407.868392" calcext:value-type="float">
            <text:p>407.868392</text:p>
          </table:table-cell>
          <table:table-cell office:value-type="float" office:value="7.831788" calcext:value-type="float">
            <text:p>7.831788</text:p>
          </table:table-cell>
        </table:table-row>
        <table:table-row table:style-name="ro1">
          <table:table-cell office:value-type="float" office:value="408.302231" calcext:value-type="float">
            <text:p>408.302231</text:p>
          </table:table-cell>
          <table:table-cell office:value-type="float" office:value="7.875254" calcext:value-type="float">
            <text:p>7.875254</text:p>
          </table:table-cell>
        </table:table-row>
        <table:table-row table:style-name="ro1">
          <table:table-cell office:value-type="float" office:value="408.73603" calcext:value-type="float">
            <text:p>408.736030</text:p>
          </table:table-cell>
          <table:table-cell office:value-type="float" office:value="8.175253" calcext:value-type="float">
            <text:p>8.175253</text:p>
          </table:table-cell>
        </table:table-row>
        <table:table-row table:style-name="ro1">
          <table:table-cell office:value-type="float" office:value="409.169849" calcext:value-type="float">
            <text:p>409.169849</text:p>
          </table:table-cell>
          <table:table-cell office:value-type="float" office:value="8.103616" calcext:value-type="float">
            <text:p>8.103616</text:p>
          </table:table-cell>
        </table:table-row>
        <table:table-row table:style-name="ro1">
          <table:table-cell office:value-type="float" office:value="409.603685" calcext:value-type="float">
            <text:p>409.603685</text:p>
          </table:table-cell>
          <table:table-cell office:value-type="float" office:value="8.123628" calcext:value-type="float">
            <text:p>8.123628</text:p>
          </table:table-cell>
        </table:table-row>
        <table:table-row table:style-name="ro1">
          <table:table-cell office:value-type="float" office:value="410.03746" calcext:value-type="float">
            <text:p>410.037460</text:p>
          </table:table-cell>
          <table:table-cell office:value-type="float" office:value="8.417519" calcext:value-type="float">
            <text:p>8.417519</text:p>
          </table:table-cell>
        </table:table-row>
        <table:table-row table:style-name="ro1">
          <table:table-cell office:value-type="float" office:value="410.471301" calcext:value-type="float">
            <text:p>410.471301</text:p>
          </table:table-cell>
          <table:table-cell office:value-type="float" office:value="8.603683" calcext:value-type="float">
            <text:p>8.603683</text:p>
          </table:table-cell>
        </table:table-row>
        <table:table-row table:style-name="ro1">
          <table:table-cell office:value-type="float" office:value="410.905169" calcext:value-type="float">
            <text:p>410.905169</text:p>
          </table:table-cell>
          <table:table-cell office:value-type="float" office:value="8.804243" calcext:value-type="float">
            <text:p>8.804243</text:p>
          </table:table-cell>
        </table:table-row>
        <table:table-row table:style-name="ro1">
          <table:table-cell office:value-type="float" office:value="411.339022" calcext:value-type="float">
            <text:p>411.339022</text:p>
          </table:table-cell>
          <table:table-cell office:value-type="float" office:value="8.483793" calcext:value-type="float">
            <text:p>8.483793</text:p>
          </table:table-cell>
        </table:table-row>
        <table:table-row table:style-name="ro1">
          <table:table-cell office:value-type="float" office:value="411.772875" calcext:value-type="float">
            <text:p>411.772875</text:p>
          </table:table-cell>
          <table:table-cell office:value-type="float" office:value="8.501454" calcext:value-type="float">
            <text:p>8.501454</text:p>
          </table:table-cell>
        </table:table-row>
        <table:table-row table:style-name="ro1">
          <table:table-cell office:value-type="float" office:value="412.206692" calcext:value-type="float">
            <text:p>412.206692</text:p>
          </table:table-cell>
          <table:table-cell office:value-type="float" office:value="8.731069" calcext:value-type="float">
            <text:p>8.731069</text:p>
          </table:table-cell>
        </table:table-row>
        <table:table-row table:style-name="ro1">
          <table:table-cell office:value-type="float" office:value="412.640482" calcext:value-type="float">
            <text:p>412.640482</text:p>
          </table:table-cell>
          <table:table-cell office:value-type="float" office:value="8.858062" calcext:value-type="float">
            <text:p>8.858062</text:p>
          </table:table-cell>
        </table:table-row>
        <table:table-row table:style-name="ro1">
          <table:table-cell office:value-type="float" office:value="413.074233" calcext:value-type="float">
            <text:p>413.074233</text:p>
          </table:table-cell>
          <table:table-cell office:value-type="float" office:value="8.949526" calcext:value-type="float">
            <text:p>8.949526</text:p>
          </table:table-cell>
        </table:table-row>
        <table:table-row table:style-name="ro1">
          <table:table-cell office:value-type="float" office:value="413.507907" calcext:value-type="float">
            <text:p>413.507907</text:p>
          </table:table-cell>
          <table:table-cell office:value-type="float" office:value="9.058579" calcext:value-type="float">
            <text:p>9.058579</text:p>
          </table:table-cell>
        </table:table-row>
        <table:table-row table:style-name="ro1">
          <table:table-cell office:value-type="float" office:value="413.941631" calcext:value-type="float">
            <text:p>413.941631</text:p>
          </table:table-cell>
          <table:table-cell office:value-type="float" office:value="9.064005" calcext:value-type="float">
            <text:p>9.064005</text:p>
          </table:table-cell>
        </table:table-row>
        <table:table-row table:style-name="ro1">
          <table:table-cell office:value-type="float" office:value="414.375418" calcext:value-type="float">
            <text:p>414.375418</text:p>
          </table:table-cell>
          <table:table-cell office:value-type="float" office:value="9.304611" calcext:value-type="float">
            <text:p>9.304611</text:p>
          </table:table-cell>
        </table:table-row>
        <table:table-row table:style-name="ro1">
          <table:table-cell office:value-type="float" office:value="414.809218" calcext:value-type="float">
            <text:p>414.809218</text:p>
          </table:table-cell>
          <table:table-cell office:value-type="float" office:value="9.379981" calcext:value-type="float">
            <text:p>9.379981</text:p>
          </table:table-cell>
        </table:table-row>
        <table:table-row table:style-name="ro1">
          <table:table-cell office:value-type="float" office:value="415.243036" calcext:value-type="float">
            <text:p>415.243036</text:p>
          </table:table-cell>
          <table:table-cell office:value-type="float" office:value="9.211355" calcext:value-type="float">
            <text:p>9.211355</text:p>
          </table:table-cell>
        </table:table-row>
        <table:table-row table:style-name="ro1">
          <table:table-cell office:value-type="float" office:value="415.676822" calcext:value-type="float">
            <text:p>415.676822</text:p>
          </table:table-cell>
          <table:table-cell office:value-type="float" office:value="9.151837" calcext:value-type="float">
            <text:p>9.151837</text:p>
          </table:table-cell>
        </table:table-row>
        <table:table-row table:style-name="ro1">
          <table:table-cell office:value-type="float" office:value="416.110641" calcext:value-type="float">
            <text:p>416.110641</text:p>
          </table:table-cell>
          <table:table-cell office:value-type="float" office:value="9.450794" calcext:value-type="float">
            <text:p>9.450794</text:p>
          </table:table-cell>
        </table:table-row>
        <table:table-row table:style-name="ro1">
          <table:table-cell office:value-type="float" office:value="416.544455" calcext:value-type="float">
            <text:p>416.544455</text:p>
          </table:table-cell>
          <table:table-cell office:value-type="float" office:value="9.577809" calcext:value-type="float">
            <text:p>9.577809</text:p>
          </table:table-cell>
        </table:table-row>
        <table:table-row table:style-name="ro1">
          <table:table-cell office:value-type="float" office:value="416.978311" calcext:value-type="float">
            <text:p>416.978311</text:p>
          </table:table-cell>
          <table:table-cell office:value-type="float" office:value="9.274807" calcext:value-type="float">
            <text:p>9.274807</text:p>
          </table:table-cell>
        </table:table-row>
        <table:table-row table:style-name="ro1">
          <table:table-cell office:value-type="float" office:value="417.412109" calcext:value-type="float">
            <text:p>417.412109</text:p>
          </table:table-cell>
          <table:table-cell office:value-type="float" office:value="9.659755" calcext:value-type="float">
            <text:p>9.659755</text:p>
          </table:table-cell>
        </table:table-row>
        <table:table-row table:style-name="ro1">
          <table:table-cell office:value-type="float" office:value="417.84595" calcext:value-type="float">
            <text:p>417.845950</text:p>
          </table:table-cell>
          <table:table-cell office:value-type="float" office:value="9.481592" calcext:value-type="float">
            <text:p>9.481592</text:p>
          </table:table-cell>
        </table:table-row>
        <table:table-row table:style-name="ro1">
          <table:table-cell office:value-type="float" office:value="418.279711" calcext:value-type="float">
            <text:p>418.279711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18.713537" calcext:value-type="float">
            <text:p>418.713537</text:p>
          </table:table-cell>
          <table:table-cell office:value-type="float" office:value="9.777109" calcext:value-type="float">
            <text:p>9.777109</text:p>
          </table:table-cell>
        </table:table-row>
        <table:table-row table:style-name="ro1">
          <table:table-cell office:value-type="float" office:value="419.147341" calcext:value-type="float">
            <text:p>419.147341</text:p>
          </table:table-cell>
          <table:table-cell office:value-type="float" office:value="9.658086" calcext:value-type="float">
            <text:p>9.658086</text:p>
          </table:table-cell>
        </table:table-row>
        <table:table-row table:style-name="ro1">
          <table:table-cell office:value-type="float" office:value="419.581143" calcext:value-type="float">
            <text:p>419.581143</text:p>
          </table:table-cell>
          <table:table-cell office:value-type="float" office:value="9.867852" calcext:value-type="float">
            <text:p>9.867852</text:p>
          </table:table-cell>
        </table:table-row>
        <table:table-row table:style-name="ro1">
          <table:table-cell office:value-type="float" office:value="420.014907" calcext:value-type="float">
            <text:p>420.014907</text:p>
          </table:table-cell>
          <table:table-cell office:value-type="float" office:value="9.857905" calcext:value-type="float">
            <text:p>9.857905</text:p>
          </table:table-cell>
        </table:table-row>
        <table:table-row table:style-name="ro1">
          <table:table-cell office:value-type="float" office:value="420.44867" calcext:value-type="float">
            <text:p>420.448670</text:p>
          </table:table-cell>
          <table:table-cell office:value-type="float" office:value="9.50588" calcext:value-type="float">
            <text:p>9.505880</text:p>
          </table:table-cell>
        </table:table-row>
        <table:table-row table:style-name="ro1">
          <table:table-cell office:value-type="float" office:value="420.882528" calcext:value-type="float">
            <text:p>420.882528</text:p>
          </table:table-cell>
          <table:table-cell office:value-type="float" office:value="9.892883" calcext:value-type="float">
            <text:p>9.892883</text:p>
          </table:table-cell>
        </table:table-row>
        <table:table-row table:style-name="ro1">
          <table:table-cell office:value-type="float" office:value="421.316343" calcext:value-type="float">
            <text:p>421.316343</text:p>
          </table:table-cell>
          <table:table-cell office:value-type="float" office:value="9.811333" calcext:value-type="float">
            <text:p>9.811333</text:p>
          </table:table-cell>
        </table:table-row>
        <table:table-row table:style-name="ro1">
          <table:table-cell office:value-type="float" office:value="421.750184" calcext:value-type="float">
            <text:p>421.750184</text:p>
          </table:table-cell>
          <table:table-cell office:value-type="float" office:value="9.775463" calcext:value-type="float">
            <text:p>9.775463</text:p>
          </table:table-cell>
        </table:table-row>
        <table:table-row table:style-name="ro1">
          <table:table-cell office:value-type="float" office:value="422.183976" calcext:value-type="float">
            <text:p>422.18397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2.617739" calcext:value-type="float">
            <text:p>422.61773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3.051555" calcext:value-type="float">
            <text:p>423.051555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3.485316" calcext:value-type="float">
            <text:p>423.485316</text:p>
          </table:table-cell>
          <table:table-cell office:value-type="float" office:value="9.766636" calcext:value-type="float">
            <text:p>9.766636</text:p>
          </table:table-cell>
        </table:table-row>
        <table:table-row table:style-name="ro1">
          <table:table-cell office:value-type="float" office:value="423.919146" calcext:value-type="float">
            <text:p>423.91914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4.352986" calcext:value-type="float">
            <text:p>424.35298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4.786817" calcext:value-type="float">
            <text:p>424.786817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5.220605" calcext:value-type="float">
            <text:p>425.220605</text:p>
          </table:table-cell>
          <table:table-cell office:value-type="float" office:value="9.80209" calcext:value-type="float">
            <text:p>9.802090</text:p>
          </table:table-cell>
        </table:table-row>
        <table:table-row table:style-name="ro1">
          <table:table-cell office:value-type="float" office:value="425.654426" calcext:value-type="float">
            <text:p>425.65442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6.088219" calcext:value-type="float">
            <text:p>426.08821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6.522036" calcext:value-type="float">
            <text:p>426.522036</text:p>
          </table:table-cell>
          <table:table-cell office:value-type="float" office:value="9.86737" calcext:value-type="float">
            <text:p>9.867370</text:p>
          </table:table-cell>
        </table:table-row>
        <table:table-row table:style-name="ro1">
          <table:table-cell office:value-type="float" office:value="426.955847" calcext:value-type="float">
            <text:p>426.955847</text:p>
          </table:table-cell>
          <table:table-cell office:value-type="float" office:value="9.738433" calcext:value-type="float">
            <text:p>9.738433</text:p>
          </table:table-cell>
        </table:table-row>
        <table:table-row table:style-name="ro1">
          <table:table-cell office:value-type="float" office:value="427.389659" calcext:value-type="float">
            <text:p>427.38965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7.823464" calcext:value-type="float">
            <text:p>427.823464</text:p>
          </table:table-cell>
          <table:table-cell office:value-type="float" office:value="9.834379" calcext:value-type="float">
            <text:p>9.834379</text:p>
          </table:table-cell>
        </table:table-row>
        <table:table-row table:style-name="ro1">
          <table:table-cell office:value-type="float" office:value="428.257294" calcext:value-type="float">
            <text:p>428.257294</text:p>
          </table:table-cell>
          <table:table-cell office:value-type="float" office:value="9.942617" calcext:value-type="float">
            <text:p>9.942617</text:p>
          </table:table-cell>
        </table:table-row>
        <table:table-row table:style-name="ro1">
          <table:table-cell office:value-type="float" office:value="428.69109" calcext:value-type="float">
            <text:p>428.691090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9.124859" calcext:value-type="float">
            <text:p>429.124859</text:p>
          </table:table-cell>
          <table:table-cell office:value-type="float" office:value="9.830924" calcext:value-type="float">
            <text:p>9.830924</text:p>
          </table:table-cell>
        </table:table-row>
        <table:table-row table:style-name="ro1">
          <table:table-cell office:value-type="float" office:value="429.558607" calcext:value-type="float">
            <text:p>429.558607</text:p>
          </table:table-cell>
          <table:table-cell office:value-type="float" office:value="9.761723" calcext:value-type="float">
            <text:p>9.761723</text:p>
          </table:table-cell>
        </table:table-row>
        <table:table-row table:style-name="ro1">
          <table:table-cell office:value-type="float" office:value="429.992295" calcext:value-type="float">
            <text:p>429.992295</text:p>
          </table:table-cell>
          <table:table-cell office:value-type="float" office:value="9.834825" calcext:value-type="float">
            <text:p>9.834825</text:p>
          </table:table-cell>
        </table:table-row>
        <table:table-row table:style-name="ro1">
          <table:table-cell office:value-type="float" office:value="430.426066" calcext:value-type="float">
            <text:p>430.426066</text:p>
          </table:table-cell>
          <table:table-cell office:value-type="float" office:value="9.724342" calcext:value-type="float">
            <text:p>9.724342</text:p>
          </table:table-cell>
        </table:table-row>
        <table:table-row table:style-name="ro1">
          <table:table-cell office:value-type="float" office:value="430.859766" calcext:value-type="float">
            <text:p>430.859766</text:p>
          </table:table-cell>
          <table:table-cell office:value-type="float" office:value="9.747916" calcext:value-type="float">
            <text:p>9.747916</text:p>
          </table:table-cell>
        </table:table-row>
        <table:table-row table:style-name="ro1">
          <table:table-cell office:value-type="float" office:value="431.293534" calcext:value-type="float">
            <text:p>431.293534</text:p>
          </table:table-cell>
          <table:table-cell office:value-type="float" office:value="9.648277" calcext:value-type="float">
            <text:p>9.648277</text:p>
          </table:table-cell>
        </table:table-row>
        <table:table-row table:style-name="ro1">
          <table:table-cell office:value-type="float" office:value="431.727282" calcext:value-type="float">
            <text:p>431.727282</text:p>
          </table:table-cell>
          <table:table-cell office:value-type="float" office:value="9.648923" calcext:value-type="float">
            <text:p>9.648923</text:p>
          </table:table-cell>
        </table:table-row>
        <table:table-row table:style-name="ro1">
          <table:table-cell office:value-type="float" office:value="432.161011" calcext:value-type="float">
            <text:p>432.161011</text:p>
          </table:table-cell>
          <table:table-cell office:value-type="float" office:value="9.460558" calcext:value-type="float">
            <text:p>9.460558</text:p>
          </table:table-cell>
        </table:table-row>
        <table:table-row table:style-name="ro1">
          <table:table-cell office:value-type="float" office:value="432.594706" calcext:value-type="float">
            <text:p>432.594706</text:p>
          </table:table-cell>
          <table:table-cell office:value-type="float" office:value="9.880611" calcext:value-type="float">
            <text:p>9.880611</text:p>
          </table:table-cell>
        </table:table-row>
        <table:table-row table:style-name="ro1">
          <table:table-cell office:value-type="float" office:value="433.028414" calcext:value-type="float">
            <text:p>433.028414</text:p>
          </table:table-cell>
          <table:table-cell office:value-type="float" office:value="9.335289" calcext:value-type="float">
            <text:p>9.335289</text:p>
          </table:table-cell>
        </table:table-row>
        <table:table-row table:style-name="ro1">
          <table:table-cell office:value-type="float" office:value="433.462161" calcext:value-type="float">
            <text:p>433.462161</text:p>
          </table:table-cell>
          <table:table-cell office:value-type="float" office:value="9.708029" calcext:value-type="float">
            <text:p>9.708029</text:p>
          </table:table-cell>
        </table:table-row>
        <table:table-row table:style-name="ro1">
          <table:table-cell office:value-type="float" office:value="433.895877" calcext:value-type="float">
            <text:p>433.895877</text:p>
          </table:table-cell>
          <table:table-cell office:value-type="float" office:value="9.352594" calcext:value-type="float">
            <text:p>9.352594</text:p>
          </table:table-cell>
        </table:table-row>
        <table:table-row table:style-name="ro1">
          <table:table-cell office:value-type="float" office:value="434.329585" calcext:value-type="float">
            <text:p>434.329585</text:p>
          </table:table-cell>
          <table:table-cell office:value-type="float" office:value="9.324797" calcext:value-type="float">
            <text:p>9.324797</text:p>
          </table:table-cell>
        </table:table-row>
        <table:table-row table:style-name="ro1">
          <table:table-cell office:value-type="float" office:value="434.763307" calcext:value-type="float">
            <text:p>434.763307</text:p>
          </table:table-cell>
          <table:table-cell office:value-type="float" office:value="9.119916" calcext:value-type="float">
            <text:p>9.119916</text:p>
          </table:table-cell>
        </table:table-row>
        <table:table-row table:style-name="ro1">
          <table:table-cell office:value-type="float" office:value="435.197025" calcext:value-type="float">
            <text:p>435.197025</text:p>
          </table:table-cell>
          <table:table-cell office:value-type="float" office:value="9.338802" calcext:value-type="float">
            <text:p>9.338802</text:p>
          </table:table-cell>
        </table:table-row>
        <table:table-row table:style-name="ro1">
          <table:table-cell office:value-type="float" office:value="435.630711" calcext:value-type="float">
            <text:p>435.630711</text:p>
          </table:table-cell>
          <table:table-cell office:value-type="float" office:value="8.931341" calcext:value-type="float">
            <text:p>8.931341</text:p>
          </table:table-cell>
        </table:table-row>
        <table:table-row table:style-name="ro1">
          <table:table-cell office:value-type="float" office:value="436.0645" calcext:value-type="float">
            <text:p>436.064500</text:p>
          </table:table-cell>
          <table:table-cell office:value-type="float" office:value="9.113658" calcext:value-type="float">
            <text:p>9.113658</text:p>
          </table:table-cell>
        </table:table-row>
        <table:table-row table:style-name="ro1">
          <table:table-cell office:value-type="float" office:value="436.498319" calcext:value-type="float">
            <text:p>436.498319</text:p>
          </table:table-cell>
          <table:table-cell office:value-type="float" office:value="9.208497" calcext:value-type="float">
            <text:p>9.208497</text:p>
          </table:table-cell>
        </table:table-row>
        <table:table-row table:style-name="ro1">
          <table:table-cell office:value-type="float" office:value="436.932137" calcext:value-type="float">
            <text:p>436.932137</text:p>
          </table:table-cell>
          <table:table-cell office:value-type="float" office:value="8.830637" calcext:value-type="float">
            <text:p>8.830637</text:p>
          </table:table-cell>
        </table:table-row>
        <table:table-row table:style-name="ro1">
          <table:table-cell office:value-type="float" office:value="437.36595" calcext:value-type="float">
            <text:p>437.365950</text:p>
          </table:table-cell>
          <table:table-cell office:value-type="float" office:value="8.82937" calcext:value-type="float">
            <text:p>8.829370</text:p>
          </table:table-cell>
        </table:table-row>
        <table:table-row table:style-name="ro1">
          <table:table-cell office:value-type="float" office:value="437.799743" calcext:value-type="float">
            <text:p>437.799743</text:p>
          </table:table-cell>
          <table:table-cell office:value-type="float" office:value="8.729005" calcext:value-type="float">
            <text:p>8.729005</text:p>
          </table:table-cell>
        </table:table-row>
        <table:table-row table:style-name="ro1">
          <table:table-cell office:value-type="float" office:value="438.233556" calcext:value-type="float">
            <text:p>438.233556</text:p>
          </table:table-cell>
          <table:table-cell office:value-type="float" office:value="8.815964" calcext:value-type="float">
            <text:p>8.815964</text:p>
          </table:table-cell>
        </table:table-row>
        <table:table-row table:style-name="ro1">
          <table:table-cell office:value-type="float" office:value="438.667387" calcext:value-type="float">
            <text:p>438.667387</text:p>
          </table:table-cell>
          <table:table-cell office:value-type="float" office:value="8.661096" calcext:value-type="float">
            <text:p>8.661096</text:p>
          </table:table-cell>
        </table:table-row>
        <table:table-row table:style-name="ro1">
          <table:table-cell office:value-type="float" office:value="439.101145" calcext:value-type="float">
            <text:p>439.101145</text:p>
          </table:table-cell>
          <table:table-cell office:value-type="float" office:value="8.480274" calcext:value-type="float">
            <text:p>8.480274</text:p>
          </table:table-cell>
        </table:table-row>
        <table:table-row table:style-name="ro1">
          <table:table-cell office:value-type="float" office:value="439.534864" calcext:value-type="float">
            <text:p>439.534864</text:p>
          </table:table-cell>
          <table:table-cell office:value-type="float" office:value="8.280524" calcext:value-type="float">
            <text:p>8.280524</text:p>
          </table:table-cell>
        </table:table-row>
        <table:table-row table:style-name="ro1">
          <table:table-cell office:value-type="float" office:value="439.968608" calcext:value-type="float">
            <text:p>439.968608</text:p>
          </table:table-cell>
          <table:table-cell office:value-type="float" office:value="8.509443" calcext:value-type="float">
            <text:p>8.509443</text:p>
          </table:table-cell>
        </table:table-row>
        <table:table-row table:style-name="ro1">
          <table:table-cell office:value-type="float" office:value="440.402316" calcext:value-type="float">
            <text:p>440.402316</text:p>
          </table:table-cell>
          <table:table-cell office:value-type="float" office:value="8.034673" calcext:value-type="float">
            <text:p>8.034673</text:p>
          </table:table-cell>
        </table:table-row>
        <table:table-row table:style-name="ro1">
          <table:table-cell office:value-type="float" office:value="440.836037" calcext:value-type="float">
            <text:p>440.836037</text:p>
          </table:table-cell>
          <table:table-cell office:value-type="float" office:value="8.090927" calcext:value-type="float">
            <text:p>8.090927</text:p>
          </table:table-cell>
        </table:table-row>
        <table:table-row table:style-name="ro1">
          <table:table-cell office:value-type="float" office:value="441.269754" calcext:value-type="float">
            <text:p>441.269754</text:p>
          </table:table-cell>
          <table:table-cell office:value-type="float" office:value="8.129021" calcext:value-type="float">
            <text:p>8.129021</text:p>
          </table:table-cell>
        </table:table-row>
        <table:table-row table:style-name="ro1">
          <table:table-cell office:value-type="float" office:value="441.703483" calcext:value-type="float">
            <text:p>441.703483</text:p>
          </table:table-cell>
          <table:table-cell office:value-type="float" office:value="7.756299" calcext:value-type="float">
            <text:p>7.756299</text:p>
          </table:table-cell>
        </table:table-row>
        <table:table-row table:style-name="ro1">
          <table:table-cell office:value-type="float" office:value="442.137197" calcext:value-type="float">
            <text:p>442.137197</text:p>
          </table:table-cell>
          <table:table-cell office:value-type="float" office:value="7.979736" calcext:value-type="float">
            <text:p>7.979736</text:p>
          </table:table-cell>
        </table:table-row>
        <table:table-row table:style-name="ro1">
          <table:table-cell office:value-type="float" office:value="442.570889" calcext:value-type="float">
            <text:p>442.570889</text:p>
          </table:table-cell>
          <table:table-cell office:value-type="float" office:value="7.647941" calcext:value-type="float">
            <text:p>7.647941</text:p>
          </table:table-cell>
        </table:table-row>
        <table:table-row table:style-name="ro1">
          <table:table-cell office:value-type="float" office:value="443.00459" calcext:value-type="float">
            <text:p>443.004590</text:p>
          </table:table-cell>
          <table:table-cell office:value-type="float" office:value="7.910237" calcext:value-type="float">
            <text:p>7.910237</text:p>
          </table:table-cell>
        </table:table-row>
        <table:table-row table:style-name="ro1">
          <table:table-cell office:value-type="float" office:value="443.438316" calcext:value-type="float">
            <text:p>443.438316</text:p>
          </table:table-cell>
          <table:table-cell office:value-type="float" office:value="7.519346" calcext:value-type="float">
            <text:p>7.519346</text:p>
          </table:table-cell>
        </table:table-row>
        <table:table-row table:style-name="ro1">
          <table:table-cell office:value-type="float" office:value="443.872027" calcext:value-type="float">
            <text:p>443.872027</text:p>
          </table:table-cell>
          <table:table-cell office:value-type="float" office:value="7.505784" calcext:value-type="float">
            <text:p>7.505784</text:p>
          </table:table-cell>
        </table:table-row>
        <table:table-row table:style-name="ro1">
          <table:table-cell office:value-type="float" office:value="444.305728" calcext:value-type="float">
            <text:p>444.305728</text:p>
          </table:table-cell>
          <table:table-cell office:value-type="float" office:value="7.436226" calcext:value-type="float">
            <text:p>7.436226</text:p>
          </table:table-cell>
        </table:table-row>
        <table:table-row table:style-name="ro1">
          <table:table-cell office:value-type="float" office:value="444.739456" calcext:value-type="float">
            <text:p>444.739456</text:p>
          </table:table-cell>
          <table:table-cell office:value-type="float" office:value="7.461241" calcext:value-type="float">
            <text:p>7.461241</text:p>
          </table:table-cell>
        </table:table-row>
        <table:table-row table:style-name="ro1">
          <table:table-cell office:value-type="float" office:value="445.173234" calcext:value-type="float">
            <text:p>445.173234</text:p>
          </table:table-cell>
          <table:table-cell office:value-type="float" office:value="7.098496" calcext:value-type="float">
            <text:p>7.098496</text:p>
          </table:table-cell>
        </table:table-row>
        <table:table-row table:style-name="ro1">
          <table:table-cell office:value-type="float" office:value="445.607066" calcext:value-type="float">
            <text:p>445.607066</text:p>
          </table:table-cell>
          <table:table-cell office:value-type="float" office:value="7.300692" calcext:value-type="float">
            <text:p>7.300692</text:p>
          </table:table-cell>
        </table:table-row>
        <table:table-row table:style-name="ro1">
          <table:table-cell office:value-type="float" office:value="446.040849" calcext:value-type="float">
            <text:p>446.040849</text:p>
          </table:table-cell>
          <table:table-cell office:value-type="float" office:value="6.990706" calcext:value-type="float">
            <text:p>6.990706</text:p>
          </table:table-cell>
        </table:table-row>
        <table:table-row table:style-name="ro1">
          <table:table-cell office:value-type="float" office:value="446.474645" calcext:value-type="float">
            <text:p>446.474645</text:p>
          </table:table-cell>
          <table:table-cell office:value-type="float" office:value="6.608676" calcext:value-type="float">
            <text:p>6.608676</text:p>
          </table:table-cell>
        </table:table-row>
        <table:table-row table:style-name="ro1">
          <table:table-cell office:value-type="float" office:value="446.908435" calcext:value-type="float">
            <text:p>446.908435</text:p>
          </table:table-cell>
          <table:table-cell office:value-type="float" office:value="6.877045" calcext:value-type="float">
            <text:p>6.877045</text:p>
          </table:table-cell>
        </table:table-row>
        <table:table-row table:style-name="ro1">
          <table:table-cell office:value-type="float" office:value="447.342311" calcext:value-type="float">
            <text:p>447.342311</text:p>
          </table:table-cell>
          <table:table-cell office:value-type="float" office:value="6.769856" calcext:value-type="float">
            <text:p>6.769856</text:p>
          </table:table-cell>
        </table:table-row>
        <table:table-row table:style-name="ro1">
          <table:table-cell office:value-type="float" office:value="447.776102" calcext:value-type="float">
            <text:p>447.776102</text:p>
          </table:table-cell>
          <table:table-cell office:value-type="float" office:value="6.42321" calcext:value-type="float">
            <text:p>6.423210</text:p>
          </table:table-cell>
        </table:table-row>
        <table:table-row table:style-name="ro1">
          <table:table-cell office:value-type="float" office:value="448.209944" calcext:value-type="float">
            <text:p>448.209944</text:p>
          </table:table-cell>
          <table:table-cell office:value-type="float" office:value="6.517354" calcext:value-type="float">
            <text:p>6.517354</text:p>
          </table:table-cell>
        </table:table-row>
        <table:table-row table:style-name="ro1">
          <table:table-cell office:value-type="float" office:value="448.643794" calcext:value-type="float">
            <text:p>448.643794</text:p>
          </table:table-cell>
          <table:table-cell office:value-type="float" office:value="6.243275" calcext:value-type="float">
            <text:p>6.243275</text:p>
          </table:table-cell>
        </table:table-row>
        <table:table-row table:style-name="ro1">
          <table:table-cell office:value-type="float" office:value="449.07759" calcext:value-type="float">
            <text:p>449.077590</text:p>
          </table:table-cell>
          <table:table-cell office:value-type="float" office:value="6.220741" calcext:value-type="float">
            <text:p>6.220741</text:p>
          </table:table-cell>
        </table:table-row>
        <table:table-row table:style-name="ro1">
          <table:table-cell office:value-type="float" office:value="449.51136" calcext:value-type="float">
            <text:p>449.511360</text:p>
          </table:table-cell>
          <table:table-cell office:value-type="float" office:value="6.014506" calcext:value-type="float">
            <text:p>6.014506</text:p>
          </table:table-cell>
        </table:table-row>
        <table:table-row table:style-name="ro1">
          <table:table-cell office:value-type="float" office:value="449.945155" calcext:value-type="float">
            <text:p>449.945155</text:p>
          </table:table-cell>
          <table:table-cell office:value-type="float" office:value="6.14915" calcext:value-type="float">
            <text:p>6.149150</text:p>
          </table:table-cell>
        </table:table-row>
        <table:table-row table:style-name="ro1">
          <table:table-cell office:value-type="float" office:value="450.378949" calcext:value-type="float">
            <text:p>450.378949</text:p>
          </table:table-cell>
          <table:table-cell office:value-type="float" office:value="5.772307" calcext:value-type="float">
            <text:p>5.772307</text:p>
          </table:table-cell>
        </table:table-row>
        <table:table-row table:style-name="ro1">
          <table:table-cell office:value-type="float" office:value="450.812677" calcext:value-type="float">
            <text:p>450.812677</text:p>
          </table:table-cell>
          <table:table-cell office:value-type="float" office:value="5.761717" calcext:value-type="float">
            <text:p>5.761717</text:p>
          </table:table-cell>
        </table:table-row>
        <table:table-row table:style-name="ro1">
          <table:table-cell office:value-type="float" office:value="451.246466" calcext:value-type="float">
            <text:p>451.246466</text:p>
          </table:table-cell>
          <table:table-cell office:value-type="float" office:value="5.471467" calcext:value-type="float">
            <text:p>5.471467</text:p>
          </table:table-cell>
        </table:table-row>
        <table:table-row table:style-name="ro1">
          <table:table-cell office:value-type="float" office:value="451.680259" calcext:value-type="float">
            <text:p>451.680259</text:p>
          </table:table-cell>
          <table:table-cell office:value-type="float" office:value="5.970491" calcext:value-type="float">
            <text:p>5.970491</text:p>
          </table:table-cell>
        </table:table-row>
        <table:table-row table:style-name="ro1">
          <table:table-cell office:value-type="float" office:value="452.11417" calcext:value-type="float">
            <text:p>452.114170</text:p>
          </table:table-cell>
          <table:table-cell office:value-type="float" office:value="5.534295" calcext:value-type="float">
            <text:p>5.534295</text:p>
          </table:table-cell>
        </table:table-row>
        <table:table-row table:style-name="ro1">
          <table:table-cell office:value-type="float" office:value="452.548033" calcext:value-type="float">
            <text:p>452.548033</text:p>
          </table:table-cell>
          <table:table-cell office:value-type="float" office:value="5.079981" calcext:value-type="float">
            <text:p>5.079981</text:p>
          </table:table-cell>
        </table:table-row>
        <table:table-row table:style-name="ro1">
          <table:table-cell office:value-type="float" office:value="452.981801" calcext:value-type="float">
            <text:p>452.981801</text:p>
          </table:table-cell>
          <table:table-cell office:value-type="float" office:value="5.240173" calcext:value-type="float">
            <text:p>5.240173</text:p>
          </table:table-cell>
        </table:table-row>
        <table:table-row table:style-name="ro1">
          <table:table-cell office:value-type="float" office:value="453.415631" calcext:value-type="float">
            <text:p>453.415631</text:p>
          </table:table-cell>
          <table:table-cell office:value-type="float" office:value="4.989134" calcext:value-type="float">
            <text:p>4.989134</text:p>
          </table:table-cell>
        </table:table-row>
        <table:table-row table:style-name="ro1">
          <table:table-cell office:value-type="float" office:value="453.849387" calcext:value-type="float">
            <text:p>453.849387</text:p>
          </table:table-cell>
          <table:table-cell office:value-type="float" office:value="5.077797" calcext:value-type="float">
            <text:p>5.077797</text:p>
          </table:table-cell>
        </table:table-row>
        <table:table-row table:style-name="ro1">
          <table:table-cell office:value-type="float" office:value="454.283169" calcext:value-type="float">
            <text:p>454.283169</text:p>
          </table:table-cell>
          <table:table-cell office:value-type="float" office:value="4.874339" calcext:value-type="float">
            <text:p>4.874339</text:p>
          </table:table-cell>
        </table:table-row>
        <table:table-row table:style-name="ro1">
          <table:table-cell office:value-type="float" office:value="454.717035" calcext:value-type="float">
            <text:p>454.717035</text:p>
          </table:table-cell>
          <table:table-cell office:value-type="float" office:value="4.871195" calcext:value-type="float">
            <text:p>4.871195</text:p>
          </table:table-cell>
        </table:table-row>
        <table:table-row table:style-name="ro1">
          <table:table-cell office:value-type="float" office:value="455.150889" calcext:value-type="float">
            <text:p>455.150889</text:p>
          </table:table-cell>
          <table:table-cell office:value-type="float" office:value="4.956814" calcext:value-type="float">
            <text:p>4.956814</text:p>
          </table:table-cell>
        </table:table-row>
        <table:table-row table:style-name="ro1">
          <table:table-cell office:value-type="float" office:value="455.584727" calcext:value-type="float">
            <text:p>455.584727</text:p>
          </table:table-cell>
          <table:table-cell office:value-type="float" office:value="4.566028" calcext:value-type="float">
            <text:p>4.566028</text:p>
          </table:table-cell>
        </table:table-row>
        <table:table-row table:style-name="ro1">
          <table:table-cell office:value-type="float" office:value="456.018533" calcext:value-type="float">
            <text:p>456.018533</text:p>
          </table:table-cell>
          <table:table-cell office:value-type="float" office:value="4.527494" calcext:value-type="float">
            <text:p>4.527494</text:p>
          </table:table-cell>
        </table:table-row>
        <table:table-row table:style-name="ro1">
          <table:table-cell office:value-type="float" office:value="456.452364" calcext:value-type="float">
            <text:p>456.452364</text:p>
          </table:table-cell>
          <table:table-cell office:value-type="float" office:value="4.468188" calcext:value-type="float">
            <text:p>4.468188</text:p>
          </table:table-cell>
        </table:table-row>
        <table:table-row table:style-name="ro1">
          <table:table-cell office:value-type="float" office:value="456.886207" calcext:value-type="float">
            <text:p>456.886207</text:p>
          </table:table-cell>
          <table:table-cell office:value-type="float" office:value="4.445091" calcext:value-type="float">
            <text:p>4.445091</text:p>
          </table:table-cell>
        </table:table-row>
        <table:table-row table:style-name="ro1">
          <table:table-cell office:value-type="float" office:value="457.320034" calcext:value-type="float">
            <text:p>457.320034</text:p>
          </table:table-cell>
          <table:table-cell office:value-type="float" office:value="3.852906" calcext:value-type="float">
            <text:p>3.852906</text:p>
          </table:table-cell>
        </table:table-row>
        <table:table-row table:style-name="ro1">
          <table:table-cell office:value-type="float" office:value="457.753849" calcext:value-type="float">
            <text:p>457.753849</text:p>
          </table:table-cell>
          <table:table-cell office:value-type="float" office:value="4.378605" calcext:value-type="float">
            <text:p>4.378605</text:p>
          </table:table-cell>
        </table:table-row>
        <table:table-row table:style-name="ro1">
          <table:table-cell office:value-type="float" office:value="458.187707" calcext:value-type="float">
            <text:p>458.187707</text:p>
          </table:table-cell>
          <table:table-cell office:value-type="float" office:value="3.959413" calcext:value-type="float">
            <text:p>3.959413</text:p>
          </table:table-cell>
        </table:table-row>
        <table:table-row table:style-name="ro1">
          <table:table-cell office:value-type="float" office:value="458.621421" calcext:value-type="float">
            <text:p>458.621421</text:p>
          </table:table-cell>
          <table:table-cell office:value-type="float" office:value="3.779101" calcext:value-type="float">
            <text:p>3.779101</text:p>
          </table:table-cell>
        </table:table-row>
        <table:table-row table:style-name="ro1">
          <table:table-cell office:value-type="float" office:value="459.055179" calcext:value-type="float">
            <text:p>459.055179</text:p>
          </table:table-cell>
          <table:table-cell office:value-type="float" office:value="3.753473" calcext:value-type="float">
            <text:p>3.753473</text:p>
          </table:table-cell>
        </table:table-row>
        <table:table-row table:style-name="ro1">
          <table:table-cell office:value-type="float" office:value="459.488895" calcext:value-type="float">
            <text:p>459.488895</text:p>
          </table:table-cell>
          <table:table-cell office:value-type="float" office:value="3.660628" calcext:value-type="float">
            <text:p>3.660628</text:p>
          </table:table-cell>
        </table:table-row>
        <table:table-row table:style-name="ro1">
          <table:table-cell office:value-type="float" office:value="459.922636" calcext:value-type="float">
            <text:p>459.922636</text:p>
          </table:table-cell>
          <table:table-cell office:value-type="float" office:value="3.841066" calcext:value-type="float">
            <text:p>3.841066</text:p>
          </table:table-cell>
        </table:table-row>
        <table:table-row table:style-name="ro1">
          <table:table-cell office:value-type="float" office:value="460.356355" calcext:value-type="float">
            <text:p>460.356355</text:p>
          </table:table-cell>
          <table:table-cell office:value-type="float" office:value="3.417006" calcext:value-type="float">
            <text:p>3.417006</text:p>
          </table:table-cell>
        </table:table-row>
        <table:table-row table:style-name="ro1">
          <table:table-cell office:value-type="float" office:value="460.790122" calcext:value-type="float">
            <text:p>460.790122</text:p>
          </table:table-cell>
          <table:table-cell office:value-type="float" office:value="3.621744" calcext:value-type="float">
            <text:p>3.621744</text:p>
          </table:table-cell>
        </table:table-row>
        <table:table-row table:style-name="ro1">
          <table:table-cell office:value-type="float" office:value="461.223879" calcext:value-type="float">
            <text:p>461.223879</text:p>
          </table:table-cell>
          <table:table-cell office:value-type="float" office:value="3.132129" calcext:value-type="float">
            <text:p>3.132129</text:p>
          </table:table-cell>
        </table:table-row>
        <table:table-row table:style-name="ro1">
          <table:table-cell office:value-type="float" office:value="461.657612" calcext:value-type="float">
            <text:p>461.657612</text:p>
          </table:table-cell>
          <table:table-cell office:value-type="float" office:value="3.195358" calcext:value-type="float">
            <text:p>3.195358</text:p>
          </table:table-cell>
        </table:table-row>
        <table:table-row table:style-name="ro1">
          <table:table-cell office:value-type="float" office:value="462.091316" calcext:value-type="float">
            <text:p>462.091316</text:p>
          </table:table-cell>
          <table:table-cell office:value-type="float" office:value="3.271079" calcext:value-type="float">
            <text:p>3.271079</text:p>
          </table:table-cell>
        </table:table-row>
        <table:table-row table:style-name="ro1">
          <table:table-cell office:value-type="float" office:value="462.525034" calcext:value-type="float">
            <text:p>462.525034</text:p>
          </table:table-cell>
          <table:table-cell office:value-type="float" office:value="3.090836" calcext:value-type="float">
            <text:p>3.090836</text:p>
          </table:table-cell>
        </table:table-row>
        <table:table-row table:style-name="ro1">
          <table:table-cell office:value-type="float" office:value="462.958752" calcext:value-type="float">
            <text:p>462.958752</text:p>
          </table:table-cell>
          <table:table-cell office:value-type="float" office:value="2.990594" calcext:value-type="float">
            <text:p>2.990594</text:p>
          </table:table-cell>
        </table:table-row>
        <table:table-row table:style-name="ro1">
          <table:table-cell office:value-type="float" office:value="463.392472" calcext:value-type="float">
            <text:p>463.392472</text:p>
          </table:table-cell>
          <table:table-cell office:value-type="float" office:value="3.169001" calcext:value-type="float">
            <text:p>3.169001</text:p>
          </table:table-cell>
        </table:table-row>
        <table:table-row table:style-name="ro1">
          <table:table-cell office:value-type="float" office:value="463.826246" calcext:value-type="float">
            <text:p>463.826246</text:p>
          </table:table-cell>
          <table:table-cell office:value-type="float" office:value="2.873663" calcext:value-type="float">
            <text:p>2.873663</text:p>
          </table:table-cell>
        </table:table-row>
        <table:table-row table:style-name="ro1">
          <table:table-cell office:value-type="float" office:value="464.2599" calcext:value-type="float">
            <text:p>464.259900</text:p>
          </table:table-cell>
          <table:table-cell office:value-type="float" office:value="2.740999" calcext:value-type="float">
            <text:p>2.740999</text:p>
          </table:table-cell>
        </table:table-row>
        <table:table-row table:style-name="ro1">
          <table:table-cell office:value-type="float" office:value="464.693549" calcext:value-type="float">
            <text:p>464.693549</text:p>
          </table:table-cell>
          <table:table-cell office:value-type="float" office:value="2.621964" calcext:value-type="float">
            <text:p>2.621964</text:p>
          </table:table-cell>
        </table:table-row>
        <table:table-row table:style-name="ro1">
          <table:table-cell office:value-type="float" office:value="465.127274" calcext:value-type="float">
            <text:p>465.127274</text:p>
          </table:table-cell>
          <table:table-cell office:value-type="float" office:value="2.678678" calcext:value-type="float">
            <text:p>2.678678</text:p>
          </table:table-cell>
        </table:table-row>
        <table:table-row table:style-name="ro1">
          <table:table-cell office:value-type="float" office:value="465.560995" calcext:value-type="float">
            <text:p>465.560995</text:p>
          </table:table-cell>
          <table:table-cell office:value-type="float" office:value="2.870862" calcext:value-type="float">
            <text:p>2.870862</text:p>
          </table:table-cell>
        </table:table-row>
        <table:table-row table:style-name="ro1">
          <table:table-cell office:value-type="float" office:value="465.994747" calcext:value-type="float">
            <text:p>465.994747</text:p>
          </table:table-cell>
          <table:table-cell office:value-type="float" office:value="2.627839" calcext:value-type="float">
            <text:p>2.627839</text:p>
          </table:table-cell>
        </table:table-row>
        <table:table-row table:style-name="ro1">
          <table:table-cell office:value-type="float" office:value="466.428566" calcext:value-type="float">
            <text:p>466.428566</text:p>
          </table:table-cell>
          <table:table-cell office:value-type="float" office:value="2.529952" calcext:value-type="float">
            <text:p>2.529952</text:p>
          </table:table-cell>
        </table:table-row>
        <table:table-row table:style-name="ro1">
          <table:table-cell office:value-type="float" office:value="466.862348" calcext:value-type="float">
            <text:p>466.862348</text:p>
          </table:table-cell>
          <table:table-cell office:value-type="float" office:value="2.594134" calcext:value-type="float">
            <text:p>2.594134</text:p>
          </table:table-cell>
        </table:table-row>
        <table:table-row table:style-name="ro1">
          <table:table-cell office:value-type="float" office:value="467.296183" calcext:value-type="float">
            <text:p>467.296183</text:p>
          </table:table-cell>
          <table:table-cell office:value-type="float" office:value="2.520994" calcext:value-type="float">
            <text:p>2.520994</text:p>
          </table:table-cell>
        </table:table-row>
        <table:table-row table:style-name="ro1">
          <table:table-cell office:value-type="float" office:value="467.730006" calcext:value-type="float">
            <text:p>467.730006</text:p>
          </table:table-cell>
          <table:table-cell office:value-type="float" office:value="2.316959" calcext:value-type="float">
            <text:p>2.316959</text:p>
          </table:table-cell>
        </table:table-row>
        <table:table-row table:style-name="ro1">
          <table:table-cell office:value-type="float" office:value="468.163798" calcext:value-type="float">
            <text:p>468.163798</text:p>
          </table:table-cell>
          <table:table-cell office:value-type="float" office:value="2.519921" calcext:value-type="float">
            <text:p>2.519921</text:p>
          </table:table-cell>
        </table:table-row>
        <table:table-row table:style-name="ro1">
          <table:table-cell office:value-type="float" office:value="468.597614" calcext:value-type="float">
            <text:p>468.597614</text:p>
          </table:table-cell>
          <table:table-cell office:value-type="float" office:value="2.193131" calcext:value-type="float">
            <text:p>2.193131</text:p>
          </table:table-cell>
        </table:table-row>
        <table:table-row table:style-name="ro1">
          <table:table-cell office:value-type="float" office:value="469.031372" calcext:value-type="float">
            <text:p>469.031372</text:p>
          </table:table-cell>
          <table:table-cell office:value-type="float" office:value="2.550057" calcext:value-type="float">
            <text:p>2.550057</text:p>
          </table:table-cell>
        </table:table-row>
        <table:table-row table:style-name="ro1">
          <table:table-cell office:value-type="float" office:value="469.465178" calcext:value-type="float">
            <text:p>469.465178</text:p>
          </table:table-cell>
          <table:table-cell office:value-type="float" office:value="2.203845" calcext:value-type="float">
            <text:p>2.203845</text:p>
          </table:table-cell>
        </table:table-row>
        <table:table-row table:style-name="ro1">
          <table:table-cell office:value-type="float" office:value="469.898982" calcext:value-type="float">
            <text:p>469.898982</text:p>
          </table:table-cell>
          <table:table-cell office:value-type="float" office:value="2.060323" calcext:value-type="float">
            <text:p>2.060323</text:p>
          </table:table-cell>
        </table:table-row>
        <table:table-row table:style-name="ro1">
          <table:table-cell office:value-type="float" office:value="470.332816" calcext:value-type="float">
            <text:p>470.332816</text:p>
          </table:table-cell>
          <table:table-cell office:value-type="float" office:value="2.198113" calcext:value-type="float">
            <text:p>2.198113</text:p>
          </table:table-cell>
        </table:table-row>
        <table:table-row table:style-name="ro1">
          <table:table-cell office:value-type="float" office:value="470.76669" calcext:value-type="float">
            <text:p>470.766690</text:p>
          </table:table-cell>
          <table:table-cell office:value-type="float" office:value="2.023068" calcext:value-type="float">
            <text:p>2.023068</text:p>
          </table:table-cell>
        </table:table-row>
        <table:table-row table:style-name="ro1">
          <table:table-cell office:value-type="float" office:value="471.200506" calcext:value-type="float">
            <text:p>471.200506</text:p>
          </table:table-cell>
          <table:table-cell office:value-type="float" office:value="2.086293" calcext:value-type="float">
            <text:p>2.086293</text:p>
          </table:table-cell>
        </table:table-row>
        <table:table-row table:style-name="ro1">
          <table:table-cell office:value-type="float" office:value="471.634318" calcext:value-type="float">
            <text:p>471.634318</text:p>
          </table:table-cell>
          <table:table-cell office:value-type="float" office:value="2.08239" calcext:value-type="float">
            <text:p>2.082390</text:p>
          </table:table-cell>
        </table:table-row>
        <table:table-row table:style-name="ro1">
          <table:table-cell office:value-type="float" office:value="472.068137" calcext:value-type="float">
            <text:p>472.068137</text:p>
          </table:table-cell>
          <table:table-cell office:value-type="float" office:value="2.165771" calcext:value-type="float">
            <text:p>2.165771</text:p>
          </table:table-cell>
        </table:table-row>
        <table:table-row table:style-name="ro1">
          <table:table-cell office:value-type="float" office:value="472.501965" calcext:value-type="float">
            <text:p>472.501965</text:p>
          </table:table-cell>
          <table:table-cell office:value-type="float" office:value="2.200492" calcext:value-type="float">
            <text:p>2.200492</text:p>
          </table:table-cell>
        </table:table-row>
        <table:table-row table:style-name="ro1">
          <table:table-cell office:value-type="float" office:value="472.935742" calcext:value-type="float">
            <text:p>472.935742</text:p>
          </table:table-cell>
          <table:table-cell office:value-type="float" office:value="2.10013" calcext:value-type="float">
            <text:p>2.100130</text:p>
          </table:table-cell>
        </table:table-row>
        <table:table-row table:style-name="ro1">
          <table:table-cell office:value-type="float" office:value="473.369539" calcext:value-type="float">
            <text:p>473.369539</text:p>
          </table:table-cell>
          <table:table-cell office:value-type="float" office:value="1.975517" calcext:value-type="float">
            <text:p>1.975517</text:p>
          </table:table-cell>
        </table:table-row>
        <table:table-row table:style-name="ro1">
          <table:table-cell office:value-type="float" office:value="473.803356" calcext:value-type="float">
            <text:p>473.803356</text:p>
          </table:table-cell>
          <table:table-cell office:value-type="float" office:value="1.966642" calcext:value-type="float">
            <text:p>1.966642</text:p>
          </table:table-cell>
        </table:table-row>
        <table:table-row table:style-name="ro1">
          <table:table-cell office:value-type="float" office:value="474.237178" calcext:value-type="float">
            <text:p>474.237178</text:p>
          </table:table-cell>
          <table:table-cell office:value-type="float" office:value="2.127518" calcext:value-type="float">
            <text:p>2.127518</text:p>
          </table:table-cell>
        </table:table-row>
        <table:table-row table:style-name="ro1">
          <table:table-cell office:value-type="float" office:value="474.670934" calcext:value-type="float">
            <text:p>474.670934</text:p>
          </table:table-cell>
          <table:table-cell office:value-type="float" office:value="1.896669" calcext:value-type="float">
            <text:p>1.896669</text:p>
          </table:table-cell>
        </table:table-row>
        <table:table-row table:style-name="ro1">
          <table:table-cell office:value-type="float" office:value="475.104606" calcext:value-type="float">
            <text:p>475.104606</text:p>
          </table:table-cell>
          <table:table-cell office:value-type="float" office:value="1.991162" calcext:value-type="float">
            <text:p>1.991162</text:p>
          </table:table-cell>
        </table:table-row>
        <table:table-row table:style-name="ro1">
          <table:table-cell office:value-type="float" office:value="475.538383" calcext:value-type="float">
            <text:p>475.538383</text:p>
          </table:table-cell>
          <table:table-cell office:value-type="float" office:value="2.146993" calcext:value-type="float">
            <text:p>2.146993</text:p>
          </table:table-cell>
        </table:table-row>
        <table:table-row table:style-name="ro1">
          <table:table-cell office:value-type="float" office:value="475.972129" calcext:value-type="float">
            <text:p>475.972129</text:p>
          </table:table-cell>
          <table:table-cell office:value-type="float" office:value="1.983505" calcext:value-type="float">
            <text:p>1.983505</text:p>
          </table:table-cell>
        </table:table-row>
        <table:table-row table:style-name="ro1">
          <table:table-cell office:value-type="float" office:value="476.405859" calcext:value-type="float">
            <text:p>476.405859</text:p>
          </table:table-cell>
          <table:table-cell office:value-type="float" office:value="2.031484" calcext:value-type="float">
            <text:p>2.031484</text:p>
          </table:table-cell>
        </table:table-row>
        <table:table-row table:style-name="ro1">
          <table:table-cell office:value-type="float" office:value="476.839587" calcext:value-type="float">
            <text:p>476.839587</text:p>
          </table:table-cell>
          <table:table-cell office:value-type="float" office:value="2.037405" calcext:value-type="float">
            <text:p>2.037405</text:p>
          </table:table-cell>
        </table:table-row>
        <table:table-row table:style-name="ro1">
          <table:table-cell office:value-type="float" office:value="477.273321" calcext:value-type="float">
            <text:p>477.273321</text:p>
          </table:table-cell>
          <table:table-cell office:value-type="float" office:value="1.930253" calcext:value-type="float">
            <text:p>1.930253</text:p>
          </table:table-cell>
        </table:table-row>
        <table:table-row table:style-name="ro1">
          <table:table-cell office:value-type="float" office:value="477.707031" calcext:value-type="float">
            <text:p>477.707031</text:p>
          </table:table-cell>
          <table:table-cell office:value-type="float" office:value="1.995882" calcext:value-type="float">
            <text:p>1.995882</text:p>
          </table:table-cell>
        </table:table-row>
        <table:table-row table:style-name="ro1">
          <table:table-cell office:value-type="float" office:value="478.140746" calcext:value-type="float">
            <text:p>478.140746</text:p>
          </table:table-cell>
          <table:table-cell office:value-type="float" office:value="2.252326" calcext:value-type="float">
            <text:p>2.252326</text:p>
          </table:table-cell>
        </table:table-row>
        <table:table-row table:style-name="ro1">
          <table:table-cell office:value-type="float" office:value="478.574471" calcext:value-type="float">
            <text:p>478.574471</text:p>
          </table:table-cell>
          <table:table-cell office:value-type="float" office:value="2.123509" calcext:value-type="float">
            <text:p>2.123509</text:p>
          </table:table-cell>
        </table:table-row>
        <table:table-row table:style-name="ro1">
          <table:table-cell office:value-type="float" office:value="479.008174" calcext:value-type="float">
            <text:p>479.008174</text:p>
          </table:table-cell>
          <table:table-cell office:value-type="float" office:value="2.171898" calcext:value-type="float">
            <text:p>2.171898</text:p>
          </table:table-cell>
        </table:table-row>
        <table:table-row table:style-name="ro1">
          <table:table-cell office:value-type="float" office:value="479.441929" calcext:value-type="float">
            <text:p>479.441929</text:p>
          </table:table-cell>
          <table:table-cell office:value-type="float" office:value="2.191296" calcext:value-type="float">
            <text:p>2.191296</text:p>
          </table:table-cell>
        </table:table-row>
        <table:table-row table:style-name="ro1">
          <table:table-cell office:value-type="float" office:value="479.87565" calcext:value-type="float">
            <text:p>479.875650</text:p>
          </table:table-cell>
          <table:table-cell office:value-type="float" office:value="2.290499" calcext:value-type="float">
            <text:p>2.290499</text:p>
          </table:table-cell>
        </table:table-row>
        <table:table-row table:style-name="ro1">
          <table:table-cell office:value-type="float" office:value="480.309402" calcext:value-type="float">
            <text:p>480.309402</text:p>
          </table:table-cell>
          <table:table-cell office:value-type="float" office:value="2.364063" calcext:value-type="float">
            <text:p>2.364063</text:p>
          </table:table-cell>
        </table:table-row>
        <table:table-row table:style-name="ro1">
          <table:table-cell office:value-type="float" office:value="480.743222" calcext:value-type="float">
            <text:p>480.743222</text:p>
          </table:table-cell>
          <table:table-cell office:value-type="float" office:value="2.077431" calcext:value-type="float">
            <text:p>2.077431</text:p>
          </table:table-cell>
        </table:table-row>
        <table:table-row table:style-name="ro1">
          <table:table-cell office:value-type="float" office:value="481.17704" calcext:value-type="float">
            <text:p>481.177040</text:p>
          </table:table-cell>
          <table:table-cell office:value-type="float" office:value="2.385629" calcext:value-type="float">
            <text:p>2.385629</text:p>
          </table:table-cell>
        </table:table-row>
        <table:table-row table:style-name="ro1">
          <table:table-cell office:value-type="float" office:value="481.61085" calcext:value-type="float">
            <text:p>481.610850</text:p>
          </table:table-cell>
          <table:table-cell office:value-type="float" office:value="2.635525" calcext:value-type="float">
            <text:p>2.635525</text:p>
          </table:table-cell>
        </table:table-row>
        <table:table-row table:style-name="ro1">
          <table:table-cell office:value-type="float" office:value="482.044686" calcext:value-type="float">
            <text:p>482.044686</text:p>
          </table:table-cell>
          <table:table-cell office:value-type="float" office:value="2.310655" calcext:value-type="float">
            <text:p>2.310655</text:p>
          </table:table-cell>
        </table:table-row>
        <table:table-row table:style-name="ro1">
          <table:table-cell office:value-type="float" office:value="482.478499" calcext:value-type="float">
            <text:p>482.478499</text:p>
          </table:table-cell>
          <table:table-cell office:value-type="float" office:value="2.387777" calcext:value-type="float">
            <text:p>2.387777</text:p>
          </table:table-cell>
        </table:table-row>
        <table:table-row table:style-name="ro1">
          <table:table-cell office:value-type="float" office:value="482.912158" calcext:value-type="float">
            <text:p>482.912158</text:p>
          </table:table-cell>
          <table:table-cell office:value-type="float" office:value="2.455807" calcext:value-type="float">
            <text:p>2.455807</text:p>
          </table:table-cell>
        </table:table-row>
        <table:table-row table:style-name="ro1">
          <table:table-cell office:value-type="float" office:value="483.345948" calcext:value-type="float">
            <text:p>483.345948</text:p>
          </table:table-cell>
          <table:table-cell office:value-type="float" office:value="2.552244" calcext:value-type="float">
            <text:p>2.552244</text:p>
          </table:table-cell>
        </table:table-row>
        <table:table-row table:style-name="ro1">
          <table:table-cell office:value-type="float" office:value="483.779783" calcext:value-type="float">
            <text:p>483.779783</text:p>
          </table:table-cell>
          <table:table-cell office:value-type="float" office:value="2.933379" calcext:value-type="float">
            <text:p>2.933379</text:p>
          </table:table-cell>
        </table:table-row>
        <table:table-row table:style-name="ro1">
          <table:table-cell office:value-type="float" office:value="484.213569" calcext:value-type="float">
            <text:p>484.213569</text:p>
          </table:table-cell>
          <table:table-cell office:value-type="float" office:value="2.635219" calcext:value-type="float">
            <text:p>2.635219</text:p>
          </table:table-cell>
        </table:table-row>
        <table:table-row table:style-name="ro1">
          <table:table-cell office:value-type="float" office:value="484.647359" calcext:value-type="float">
            <text:p>484.647359</text:p>
          </table:table-cell>
          <table:table-cell office:value-type="float" office:value="2.794382" calcext:value-type="float">
            <text:p>2.794382</text:p>
          </table:table-cell>
        </table:table-row>
        <table:table-row table:style-name="ro1">
          <table:table-cell office:value-type="float" office:value="485.081188" calcext:value-type="float">
            <text:p>485.081188</text:p>
          </table:table-cell>
          <table:table-cell office:value-type="float" office:value="2.820992" calcext:value-type="float">
            <text:p>2.820992</text:p>
          </table:table-cell>
        </table:table-row>
        <table:table-row table:style-name="ro1">
          <table:table-cell office:value-type="float" office:value="485.515006" calcext:value-type="float">
            <text:p>485.515006</text:p>
          </table:table-cell>
          <table:table-cell office:value-type="float" office:value="2.973607" calcext:value-type="float">
            <text:p>2.973607</text:p>
          </table:table-cell>
        </table:table-row>
        <table:table-row table:style-name="ro1">
          <table:table-cell office:value-type="float" office:value="485.948814" calcext:value-type="float">
            <text:p>485.948814</text:p>
          </table:table-cell>
          <table:table-cell office:value-type="float" office:value="3.043075" calcext:value-type="float">
            <text:p>3.043075</text:p>
          </table:table-cell>
        </table:table-row>
        <table:table-row table:style-name="ro1">
          <table:table-cell office:value-type="float" office:value="486.382543" calcext:value-type="float">
            <text:p>486.382543</text:p>
          </table:table-cell>
          <table:table-cell office:value-type="float" office:value="3.060303" calcext:value-type="float">
            <text:p>3.060303</text:p>
          </table:table-cell>
        </table:table-row>
        <table:table-row table:style-name="ro1">
          <table:table-cell office:value-type="float" office:value="486.816283" calcext:value-type="float">
            <text:p>486.816283</text:p>
          </table:table-cell>
          <table:table-cell office:value-type="float" office:value="2.952182" calcext:value-type="float">
            <text:p>2.952182</text:p>
          </table:table-cell>
        </table:table-row>
        <table:table-row table:style-name="ro1">
          <table:table-cell office:value-type="float" office:value="487.250044" calcext:value-type="float">
            <text:p>487.250044</text:p>
          </table:table-cell>
          <table:table-cell office:value-type="float" office:value="2.950581" calcext:value-type="float">
            <text:p>2.950581</text:p>
          </table:table-cell>
        </table:table-row>
        <table:table-row table:style-name="ro1">
          <table:table-cell office:value-type="float" office:value="487.683788" calcext:value-type="float">
            <text:p>487.683788</text:p>
          </table:table-cell>
          <table:table-cell office:value-type="float" office:value="3.184376" calcext:value-type="float">
            <text:p>3.184376</text:p>
          </table:table-cell>
        </table:table-row>
        <table:table-row table:style-name="ro1">
          <table:table-cell office:value-type="float" office:value="488.117297" calcext:value-type="float">
            <text:p>488.117297</text:p>
          </table:table-cell>
          <table:table-cell office:value-type="float" office:value="3.57523" calcext:value-type="float">
            <text:p>3.575230</text:p>
          </table:table-cell>
        </table:table-row>
        <table:table-row table:style-name="ro1">
          <table:table-cell office:value-type="float" office:value="488.550979" calcext:value-type="float">
            <text:p>488.550979</text:p>
          </table:table-cell>
          <table:table-cell office:value-type="float" office:value="3.170042" calcext:value-type="float">
            <text:p>3.170042</text:p>
          </table:table-cell>
        </table:table-row>
        <table:table-row table:style-name="ro1">
          <table:table-cell office:value-type="float" office:value="488.984778" calcext:value-type="float">
            <text:p>488.984778</text:p>
          </table:table-cell>
          <table:table-cell office:value-type="float" office:value="3.608394" calcext:value-type="float">
            <text:p>3.608394</text:p>
          </table:table-cell>
        </table:table-row>
        <table:table-row table:style-name="ro1">
          <table:table-cell office:value-type="float" office:value="489.418589" calcext:value-type="float">
            <text:p>489.418589</text:p>
          </table:table-cell>
          <table:table-cell office:value-type="float" office:value="3.580372" calcext:value-type="float">
            <text:p>3.580372</text:p>
          </table:table-cell>
        </table:table-row>
        <table:table-row table:style-name="ro1">
          <table:table-cell office:value-type="float" office:value="489.852275" calcext:value-type="float">
            <text:p>489.852275</text:p>
          </table:table-cell>
          <table:table-cell office:value-type="float" office:value="3.717486" calcext:value-type="float">
            <text:p>3.717486</text:p>
          </table:table-cell>
        </table:table-row>
        <table:table-row table:style-name="ro1">
          <table:table-cell office:value-type="float" office:value="490.28616" calcext:value-type="float">
            <text:p>490.286160</text:p>
          </table:table-cell>
          <table:table-cell office:value-type="float" office:value="3.537593" calcext:value-type="float">
            <text:p>3.537593</text:p>
          </table:table-cell>
        </table:table-row>
        <table:table-row table:style-name="ro1">
          <table:table-cell office:value-type="float" office:value="490.719967" calcext:value-type="float">
            <text:p>490.719967</text:p>
          </table:table-cell>
          <table:table-cell office:value-type="float" office:value="4.120827" calcext:value-type="float">
            <text:p>4.120827</text:p>
          </table:table-cell>
        </table:table-row>
        <table:table-row table:style-name="ro1">
          <table:table-cell office:value-type="float" office:value="491.153731" calcext:value-type="float">
            <text:p>491.153731</text:p>
          </table:table-cell>
          <table:table-cell office:value-type="float" office:value="3.749199" calcext:value-type="float">
            <text:p>3.749199</text:p>
          </table:table-cell>
        </table:table-row>
        <table:table-row table:style-name="ro1">
          <table:table-cell office:value-type="float" office:value="491.587598" calcext:value-type="float">
            <text:p>491.587598</text:p>
          </table:table-cell>
          <table:table-cell office:value-type="float" office:value="3.626894" calcext:value-type="float">
            <text:p>3.626894</text:p>
          </table:table-cell>
        </table:table-row>
        <table:table-row table:style-name="ro1">
          <table:table-cell office:value-type="float" office:value="492.021461" calcext:value-type="float">
            <text:p>492.021461</text:p>
          </table:table-cell>
          <table:table-cell office:value-type="float" office:value="4.207629" calcext:value-type="float">
            <text:p>4.207629</text:p>
          </table:table-cell>
        </table:table-row>
        <table:table-row table:style-name="ro1">
          <table:table-cell office:value-type="float" office:value="492.455257" calcext:value-type="float">
            <text:p>492.455257</text:p>
          </table:table-cell>
          <table:table-cell office:value-type="float" office:value="4.135648" calcext:value-type="float">
            <text:p>4.135648</text:p>
          </table:table-cell>
        </table:table-row>
        <table:table-row table:style-name="ro1">
          <table:table-cell office:value-type="float" office:value="492.889042" calcext:value-type="float">
            <text:p>492.889042</text:p>
          </table:table-cell>
          <table:table-cell office:value-type="float" office:value="4.410398" calcext:value-type="float">
            <text:p>4.410398</text:p>
          </table:table-cell>
        </table:table-row>
        <table:table-row table:style-name="ro1">
          <table:table-cell office:value-type="float" office:value="493.322835" calcext:value-type="float">
            <text:p>493.322835</text:p>
          </table:table-cell>
          <table:table-cell office:value-type="float" office:value="4.380169" calcext:value-type="float">
            <text:p>4.380169</text:p>
          </table:table-cell>
        </table:table-row>
        <table:table-row table:style-name="ro1">
          <table:table-cell office:value-type="float" office:value="493.756637" calcext:value-type="float">
            <text:p>493.756637</text:p>
          </table:table-cell>
          <table:table-cell office:value-type="float" office:value="4.577541" calcext:value-type="float">
            <text:p>4.577541</text:p>
          </table:table-cell>
        </table:table-row>
        <table:table-row table:style-name="ro1">
          <table:table-cell office:value-type="float" office:value="494.190433" calcext:value-type="float">
            <text:p>494.190433</text:p>
          </table:table-cell>
          <table:table-cell office:value-type="float" office:value="4.750047" calcext:value-type="float">
            <text:p>4.750047</text:p>
          </table:table-cell>
        </table:table-row>
        <table:table-row table:style-name="ro1">
          <table:table-cell office:value-type="float" office:value="494.62424" calcext:value-type="float">
            <text:p>494.624240</text:p>
          </table:table-cell>
          <table:table-cell office:value-type="float" office:value="4.539935" calcext:value-type="float">
            <text:p>4.539935</text:p>
          </table:table-cell>
        </table:table-row>
        <table:table-row table:style-name="ro1">
          <table:table-cell office:value-type="float" office:value="495.057964" calcext:value-type="float">
            <text:p>495.057964</text:p>
          </table:table-cell>
          <table:table-cell office:value-type="float" office:value="4.876091" calcext:value-type="float">
            <text:p>4.876091</text:p>
          </table:table-cell>
        </table:table-row>
        <table:table-row table:style-name="ro1">
          <table:table-cell office:value-type="float" office:value="495.491771" calcext:value-type="float">
            <text:p>495.491771</text:p>
          </table:table-cell>
          <table:table-cell office:value-type="float" office:value="4.952659" calcext:value-type="float">
            <text:p>4.952659</text:p>
          </table:table-cell>
        </table:table-row>
        <table:table-row table:style-name="ro1">
          <table:table-cell office:value-type="float" office:value="495.925607" calcext:value-type="float">
            <text:p>495.925607</text:p>
          </table:table-cell>
          <table:table-cell office:value-type="float" office:value="4.774241" calcext:value-type="float">
            <text:p>4.774241</text:p>
          </table:table-cell>
        </table:table-row>
        <table:table-row table:style-name="ro1">
          <table:table-cell office:value-type="float" office:value="496.359415" calcext:value-type="float">
            <text:p>496.359415</text:p>
          </table:table-cell>
          <table:table-cell office:value-type="float" office:value="5.042374" calcext:value-type="float">
            <text:p>5.042374</text:p>
          </table:table-cell>
        </table:table-row>
        <table:table-row table:style-name="ro1">
          <table:table-cell office:value-type="float" office:value="496.793253" calcext:value-type="float">
            <text:p>496.793253</text:p>
          </table:table-cell>
          <table:table-cell office:value-type="float" office:value="5.164996" calcext:value-type="float">
            <text:p>5.164996</text:p>
          </table:table-cell>
        </table:table-row>
        <table:table-row table:style-name="ro1">
          <table:table-cell office:value-type="float" office:value="497.227075" calcext:value-type="float">
            <text:p>497.227075</text:p>
          </table:table-cell>
          <table:table-cell office:value-type="float" office:value="5.179355" calcext:value-type="float">
            <text:p>5.179355</text:p>
          </table:table-cell>
        </table:table-row>
        <table:table-row table:style-name="ro1">
          <table:table-cell office:value-type="float" office:value="497.660874" calcext:value-type="float">
            <text:p>497.660874</text:p>
          </table:table-cell>
          <table:table-cell office:value-type="float" office:value="5.299521" calcext:value-type="float">
            <text:p>5.299521</text:p>
          </table:table-cell>
        </table:table-row>
        <table:table-row table:style-name="ro1">
          <table:table-cell office:value-type="float" office:value="498.094669" calcext:value-type="float">
            <text:p>498.094669</text:p>
          </table:table-cell>
          <table:table-cell office:value-type="float" office:value="5.689305" calcext:value-type="float">
            <text:p>5.689305</text:p>
          </table:table-cell>
        </table:table-row>
        <table:table-row table:style-name="ro1">
          <table:table-cell office:value-type="float" office:value="498.528449" calcext:value-type="float">
            <text:p>498.528449</text:p>
          </table:table-cell>
          <table:table-cell office:value-type="float" office:value="5.608759" calcext:value-type="float">
            <text:p>5.608759</text:p>
          </table:table-cell>
        </table:table-row>
        <table:table-row table:style-name="ro1">
          <table:table-cell office:value-type="float" office:value="498.962306" calcext:value-type="float">
            <text:p>498.962306</text:p>
          </table:table-cell>
          <table:table-cell office:value-type="float" office:value="5.914126" calcext:value-type="float">
            <text:p>5.914126</text:p>
          </table:table-cell>
        </table:table-row>
        <table:table-row table:style-name="ro1">
          <table:table-cell office:value-type="float" office:value="499.396095" calcext:value-type="float">
            <text:p>499.396095</text:p>
          </table:table-cell>
          <table:table-cell office:value-type="float" office:value="5.355719" calcext:value-type="float">
            <text:p>5.355719</text:p>
          </table:table-cell>
        </table:table-row>
        <table:table-row table:style-name="ro1">
          <table:table-cell office:value-type="float" office:value="499.829864" calcext:value-type="float">
            <text:p>499.829864</text:p>
          </table:table-cell>
          <table:table-cell office:value-type="float" office:value="6.233381" calcext:value-type="float">
            <text:p>6.233381</text:p>
          </table:table-cell>
        </table:table-row>
        <table:table-row table:style-name="ro1">
          <table:table-cell office:value-type="float" office:value="500.263731" calcext:value-type="float">
            <text:p>500.263731</text:p>
          </table:table-cell>
          <table:table-cell office:value-type="float" office:value="5.910043" calcext:value-type="float">
            <text:p>5.910043</text:p>
          </table:table-cell>
        </table:table-row>
        <table:table-row table:style-name="ro1">
          <table:table-cell office:value-type="float" office:value="500.697536" calcext:value-type="float">
            <text:p>500.697536</text:p>
          </table:table-cell>
          <table:table-cell office:value-type="float" office:value="6.194485" calcext:value-type="float">
            <text:p>6.194485</text:p>
          </table:table-cell>
        </table:table-row>
        <table:table-row table:style-name="ro1">
          <table:table-cell office:value-type="float" office:value="501.131344" calcext:value-type="float">
            <text:p>501.131344</text:p>
          </table:table-cell>
          <table:table-cell office:value-type="float" office:value="6.316666" calcext:value-type="float">
            <text:p>6.316666</text:p>
          </table:table-cell>
        </table:table-row>
        <table:table-row table:style-name="ro1">
          <table:table-cell office:value-type="float" office:value="501.565157" calcext:value-type="float">
            <text:p>501.565157</text:p>
          </table:table-cell>
          <table:table-cell office:value-type="float" office:value="6.585643" calcext:value-type="float">
            <text:p>6.585643</text:p>
          </table:table-cell>
        </table:table-row>
        <table:table-row table:style-name="ro1">
          <table:table-cell office:value-type="float" office:value="501.998963" calcext:value-type="float">
            <text:p>501.998963</text:p>
          </table:table-cell>
          <table:table-cell office:value-type="float" office:value="6.522284" calcext:value-type="float">
            <text:p>6.522284</text:p>
          </table:table-cell>
        </table:table-row>
        <table:table-row table:style-name="ro1">
          <table:table-cell office:value-type="float" office:value="502.432768" calcext:value-type="float">
            <text:p>502.432768</text:p>
          </table:table-cell>
          <table:table-cell office:value-type="float" office:value="6.611465" calcext:value-type="float">
            <text:p>6.611465</text:p>
          </table:table-cell>
        </table:table-row>
        <table:table-row table:style-name="ro1">
          <table:table-cell office:value-type="float" office:value="502.866634" calcext:value-type="float">
            <text:p>502.866634</text:p>
          </table:table-cell>
          <table:table-cell office:value-type="float" office:value="6.706197" calcext:value-type="float">
            <text:p>6.706197</text:p>
          </table:table-cell>
        </table:table-row>
        <table:table-row table:style-name="ro1">
          <table:table-cell office:value-type="float" office:value="503.300404" calcext:value-type="float">
            <text:p>503.300404</text:p>
          </table:table-cell>
          <table:table-cell office:value-type="float" office:value="6.88871" calcext:value-type="float">
            <text:p>6.888710</text:p>
          </table:table-cell>
        </table:table-row>
        <table:table-row table:style-name="ro1">
          <table:table-cell office:value-type="float" office:value="503.734218" calcext:value-type="float">
            <text:p>503.734218</text:p>
          </table:table-cell>
          <table:table-cell office:value-type="float" office:value="6.652346" calcext:value-type="float">
            <text:p>6.652346</text:p>
          </table:table-cell>
        </table:table-row>
        <table:table-row table:style-name="ro1">
          <table:table-cell office:value-type="float" office:value="504.168018" calcext:value-type="float">
            <text:p>504.168018</text:p>
          </table:table-cell>
          <table:table-cell office:value-type="float" office:value="6.900347" calcext:value-type="float">
            <text:p>6.900347</text:p>
          </table:table-cell>
        </table:table-row>
        <table:table-row table:style-name="ro1">
          <table:table-cell office:value-type="float" office:value="504.601779" calcext:value-type="float">
            <text:p>504.601779</text:p>
          </table:table-cell>
          <table:table-cell office:value-type="float" office:value="7.216215" calcext:value-type="float">
            <text:p>7.216215</text:p>
          </table:table-cell>
        </table:table-row>
        <table:table-row table:style-name="ro1">
          <table:table-cell office:value-type="float" office:value="505.035633" calcext:value-type="float">
            <text:p>505.035633</text:p>
          </table:table-cell>
          <table:table-cell office:value-type="float" office:value="7.435341" calcext:value-type="float">
            <text:p>7.435341</text:p>
          </table:table-cell>
        </table:table-row>
        <table:table-row table:style-name="ro1">
          <table:table-cell office:value-type="float" office:value="505.469398" calcext:value-type="float">
            <text:p>505.469398</text:p>
          </table:table-cell>
          <table:table-cell office:value-type="float" office:value="7.141407" calcext:value-type="float">
            <text:p>7.141407</text:p>
          </table:table-cell>
        </table:table-row>
        <table:table-row table:style-name="ro1">
          <table:table-cell office:value-type="float" office:value="505.90319" calcext:value-type="float">
            <text:p>505.903190</text:p>
          </table:table-cell>
          <table:table-cell office:value-type="float" office:value="7.555258" calcext:value-type="float">
            <text:p>7.555258</text:p>
          </table:table-cell>
        </table:table-row>
        <table:table-row table:style-name="ro1">
          <table:table-cell office:value-type="float" office:value="506.337003" calcext:value-type="float">
            <text:p>506.337003</text:p>
          </table:table-cell>
          <table:table-cell office:value-type="float" office:value="7.628888" calcext:value-type="float">
            <text:p>7.628888</text:p>
          </table:table-cell>
        </table:table-row>
        <table:table-row table:style-name="ro1">
          <table:table-cell office:value-type="float" office:value="506.770804" calcext:value-type="float">
            <text:p>506.770804</text:p>
          </table:table-cell>
          <table:table-cell office:value-type="float" office:value="7.635056" calcext:value-type="float">
            <text:p>7.635056</text:p>
          </table:table-cell>
        </table:table-row>
        <table:table-row table:style-name="ro1">
          <table:table-cell office:value-type="float" office:value="507.20461" calcext:value-type="float">
            <text:p>507.204610</text:p>
          </table:table-cell>
          <table:table-cell office:value-type="float" office:value="7.652676" calcext:value-type="float">
            <text:p>7.652676</text:p>
          </table:table-cell>
        </table:table-row>
        <table:table-row table:style-name="ro1">
          <table:table-cell office:value-type="float" office:value="507.638398" calcext:value-type="float">
            <text:p>507.638398</text:p>
          </table:table-cell>
          <table:table-cell office:value-type="float" office:value="8.134389" calcext:value-type="float">
            <text:p>8.134389</text:p>
          </table:table-cell>
        </table:table-row>
        <table:table-row table:style-name="ro1">
          <table:table-cell office:value-type="float" office:value="508.072238" calcext:value-type="float">
            <text:p>508.072238</text:p>
          </table:table-cell>
          <table:table-cell office:value-type="float" office:value="7.957007" calcext:value-type="float">
            <text:p>7.957007</text:p>
          </table:table-cell>
        </table:table-row>
        <table:table-row table:style-name="ro1">
          <table:table-cell office:value-type="float" office:value="508.506067" calcext:value-type="float">
            <text:p>508.506067</text:p>
          </table:table-cell>
          <table:table-cell office:value-type="float" office:value="8.001687" calcext:value-type="float">
            <text:p>8.001687</text:p>
          </table:table-cell>
        </table:table-row>
        <table:table-row table:style-name="ro1">
          <table:table-cell office:value-type="float" office:value="508.939763" calcext:value-type="float">
            <text:p>508.939763</text:p>
          </table:table-cell>
          <table:table-cell office:value-type="float" office:value="8.024197" calcext:value-type="float">
            <text:p>8.024197</text:p>
          </table:table-cell>
        </table:table-row>
        <table:table-row table:style-name="ro1">
          <table:table-cell office:value-type="float" office:value="509.373368" calcext:value-type="float">
            <text:p>509.373368</text:p>
          </table:table-cell>
          <table:table-cell office:value-type="float" office:value="8.142169" calcext:value-type="float">
            <text:p>8.142169</text:p>
          </table:table-cell>
        </table:table-row>
        <table:table-row table:style-name="ro1">
          <table:table-cell office:value-type="float" office:value="509.806986" calcext:value-type="float">
            <text:p>509.806986</text:p>
          </table:table-cell>
          <table:table-cell office:value-type="float" office:value="8.222097" calcext:value-type="float">
            <text:p>8.222097</text:p>
          </table:table-cell>
        </table:table-row>
        <table:table-row table:style-name="ro1">
          <table:table-cell office:value-type="float" office:value="510.240583" calcext:value-type="float">
            <text:p>510.240583</text:p>
          </table:table-cell>
          <table:table-cell office:value-type="float" office:value="8.501745" calcext:value-type="float">
            <text:p>8.501745</text:p>
          </table:table-cell>
        </table:table-row>
        <table:table-row table:style-name="ro1">
          <table:table-cell office:value-type="float" office:value="510.674252" calcext:value-type="float">
            <text:p>510.674252</text:p>
          </table:table-cell>
          <table:table-cell office:value-type="float" office:value="8.299951" calcext:value-type="float">
            <text:p>8.299951</text:p>
          </table:table-cell>
        </table:table-row>
        <table:table-row table:style-name="ro1">
          <table:table-cell office:value-type="float" office:value="511.10785" calcext:value-type="float">
            <text:p>511.107850</text:p>
          </table:table-cell>
          <table:table-cell office:value-type="float" office:value="8.591647" calcext:value-type="float">
            <text:p>8.591647</text:p>
          </table:table-cell>
        </table:table-row>
        <table:table-row table:style-name="ro1">
          <table:table-cell office:value-type="float" office:value="511.541465" calcext:value-type="float">
            <text:p>511.541465</text:p>
          </table:table-cell>
          <table:table-cell office:value-type="float" office:value="8.579276" calcext:value-type="float">
            <text:p>8.579276</text:p>
          </table:table-cell>
        </table:table-row>
        <table:table-row table:style-name="ro1">
          <table:table-cell office:value-type="float" office:value="511.975072" calcext:value-type="float">
            <text:p>511.975072</text:p>
          </table:table-cell>
          <table:table-cell office:value-type="float" office:value="8.700197" calcext:value-type="float">
            <text:p>8.700197</text:p>
          </table:table-cell>
        </table:table-row>
        <table:table-row table:style-name="ro1">
          <table:table-cell office:value-type="float" office:value="512.408649" calcext:value-type="float">
            <text:p>512.408649</text:p>
          </table:table-cell>
          <table:table-cell office:value-type="float" office:value="8.816919" calcext:value-type="float">
            <text:p>8.816919</text:p>
          </table:table-cell>
        </table:table-row>
        <table:table-row table:style-name="ro1">
          <table:table-cell office:value-type="float" office:value="512.842392" calcext:value-type="float">
            <text:p>512.842392</text:p>
          </table:table-cell>
          <table:table-cell office:value-type="float" office:value="8.743603" calcext:value-type="float">
            <text:p>8.743603</text:p>
          </table:table-cell>
        </table:table-row>
        <table:table-row table:style-name="ro1">
          <table:table-cell office:value-type="float" office:value="513.276243" calcext:value-type="float">
            <text:p>513.276243</text:p>
          </table:table-cell>
          <table:table-cell office:value-type="float" office:value="9.007891" calcext:value-type="float">
            <text:p>9.007891</text:p>
          </table:table-cell>
        </table:table-row>
        <table:table-row table:style-name="ro1">
          <table:table-cell office:value-type="float" office:value="513.71005" calcext:value-type="float">
            <text:p>513.710050</text:p>
          </table:table-cell>
          <table:table-cell office:value-type="float" office:value="8.986517" calcext:value-type="float">
            <text:p>8.986517</text:p>
          </table:table-cell>
        </table:table-row>
        <table:table-row table:style-name="ro1">
          <table:table-cell office:value-type="float" office:value="514.143792" calcext:value-type="float">
            <text:p>514.143792</text:p>
          </table:table-cell>
          <table:table-cell office:value-type="float" office:value="9.158637" calcext:value-type="float">
            <text:p>9.158637</text:p>
          </table:table-cell>
        </table:table-row>
        <table:table-row table:style-name="ro1">
          <table:table-cell office:value-type="float" office:value="514.577518" calcext:value-type="float">
            <text:p>514.577518</text:p>
          </table:table-cell>
          <table:table-cell office:value-type="float" office:value="9.063085" calcext:value-type="float">
            <text:p>9.063085</text:p>
          </table:table-cell>
        </table:table-row>
        <table:table-row table:style-name="ro1">
          <table:table-cell office:value-type="float" office:value="515.011246" calcext:value-type="float">
            <text:p>515.011246</text:p>
          </table:table-cell>
          <table:table-cell office:value-type="float" office:value="9.272032" calcext:value-type="float">
            <text:p>9.272032</text:p>
          </table:table-cell>
        </table:table-row>
        <table:table-row table:style-name="ro1">
          <table:table-cell office:value-type="float" office:value="515.444975" calcext:value-type="float">
            <text:p>515.444975</text:p>
          </table:table-cell>
          <table:table-cell office:value-type="float" office:value="9.473375" calcext:value-type="float">
            <text:p>9.473375</text:p>
          </table:table-cell>
        </table:table-row>
        <table:table-row table:style-name="ro1">
          <table:table-cell office:value-type="float" office:value="515.878662" calcext:value-type="float">
            <text:p>515.878662</text:p>
          </table:table-cell>
          <table:table-cell office:value-type="float" office:value="9.489935" calcext:value-type="float">
            <text:p>9.489935</text:p>
          </table:table-cell>
        </table:table-row>
        <table:table-row table:style-name="ro1">
          <table:table-cell office:value-type="float" office:value="516.312377" calcext:value-type="float">
            <text:p>516.312377</text:p>
          </table:table-cell>
          <table:table-cell office:value-type="float" office:value="9.167971" calcext:value-type="float">
            <text:p>9.167971</text:p>
          </table:table-cell>
        </table:table-row>
        <table:table-row table:style-name="ro1">
          <table:table-cell office:value-type="float" office:value="516.746141" calcext:value-type="float">
            <text:p>516.746141</text:p>
          </table:table-cell>
          <table:table-cell office:value-type="float" office:value="9.64275" calcext:value-type="float">
            <text:p>9.642750</text:p>
          </table:table-cell>
        </table:table-row>
        <table:table-row table:style-name="ro1">
          <table:table-cell office:value-type="float" office:value="517.179845" calcext:value-type="float">
            <text:p>517.179845</text:p>
          </table:table-cell>
          <table:table-cell office:value-type="float" office:value="9.308457" calcext:value-type="float">
            <text:p>9.308457</text:p>
          </table:table-cell>
        </table:table-row>
        <table:table-row table:style-name="ro1">
          <table:table-cell office:value-type="float" office:value="517.613566" calcext:value-type="float">
            <text:p>517.613566</text:p>
          </table:table-cell>
          <table:table-cell office:value-type="float" office:value="9.589226" calcext:value-type="float">
            <text:p>9.589226</text:p>
          </table:table-cell>
        </table:table-row>
        <table:table-row table:style-name="ro1">
          <table:table-cell office:value-type="float" office:value="518.04727" calcext:value-type="float">
            <text:p>518.047270</text:p>
          </table:table-cell>
          <table:table-cell office:value-type="float" office:value="9.538841" calcext:value-type="float">
            <text:p>9.538841</text:p>
          </table:table-cell>
        </table:table-row>
        <table:table-row table:style-name="ro1">
          <table:table-cell office:value-type="float" office:value="518.480983" calcext:value-type="float">
            <text:p>518.480983</text:p>
          </table:table-cell>
          <table:table-cell office:value-type="float" office:value="9.731417" calcext:value-type="float">
            <text:p>9.731417</text:p>
          </table:table-cell>
        </table:table-row>
        <table:table-row table:style-name="ro1">
          <table:table-cell office:value-type="float" office:value="518.914706" calcext:value-type="float">
            <text:p>518.914706</text:p>
          </table:table-cell>
          <table:table-cell office:value-type="float" office:value="9.542842" calcext:value-type="float">
            <text:p>9.542842</text:p>
          </table:table-cell>
        </table:table-row>
        <table:table-row table:style-name="ro1">
          <table:table-cell office:value-type="float" office:value="519.348418" calcext:value-type="float">
            <text:p>519.348418</text:p>
          </table:table-cell>
          <table:table-cell office:value-type="float" office:value="9.589839" calcext:value-type="float">
            <text:p>9.589839</text:p>
          </table:table-cell>
        </table:table-row>
        <table:table-row table:style-name="ro1">
          <table:table-cell office:value-type="float" office:value="519.782143" calcext:value-type="float">
            <text:p>519.782143</text:p>
          </table:table-cell>
          <table:table-cell office:value-type="float" office:value="9.975461" calcext:value-type="float">
            <text:p>9.975461</text:p>
          </table:table-cell>
        </table:table-row>
        <table:table-row table:style-name="ro1">
          <table:table-cell office:value-type="float" office:value="520.215873" calcext:value-type="float">
            <text:p>520.215873</text:p>
          </table:table-cell>
          <table:table-cell office:value-type="float" office:value="9.724179" calcext:value-type="float">
            <text:p>9.724179</text:p>
          </table:table-cell>
        </table:table-row>
        <table:table-row table:style-name="ro1">
          <table:table-cell office:value-type="float" office:value="520.649565" calcext:value-type="float">
            <text:p>520.649565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1.083349" calcext:value-type="float">
            <text:p>521.083349</text:p>
          </table:table-cell>
          <table:table-cell office:value-type="float" office:value="9.862774" calcext:value-type="float">
            <text:p>9.862774</text:p>
          </table:table-cell>
        </table:table-row>
        <table:table-row table:style-name="ro1">
          <table:table-cell office:value-type="float" office:value="521.517116" calcext:value-type="float">
            <text:p>521.517116</text:p>
          </table:table-cell>
          <table:table-cell office:value-type="float" office:value="9.803346" calcext:value-type="float">
            <text:p>9.803346</text:p>
          </table:table-cell>
        </table:table-row>
        <table:table-row table:style-name="ro1">
          <table:table-cell office:value-type="float" office:value="521.950917" calcext:value-type="float">
            <text:p>521.950917</text:p>
          </table:table-cell>
          <table:table-cell office:value-type="float" office:value="9.939984" calcext:value-type="float">
            <text:p>9.939984</text:p>
          </table:table-cell>
        </table:table-row>
        <table:table-row table:style-name="ro1">
          <table:table-cell office:value-type="float" office:value="522.384729" calcext:value-type="float">
            <text:p>522.384729</text:p>
          </table:table-cell>
          <table:table-cell office:value-type="float" office:value="9.945757" calcext:value-type="float">
            <text:p>9.945757</text:p>
          </table:table-cell>
        </table:table-row>
        <table:table-row table:style-name="ro1">
          <table:table-cell office:value-type="float" office:value="522.818527" calcext:value-type="float">
            <text:p>522.818527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3.25235" calcext:value-type="float">
            <text:p>523.252350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3.686197" calcext:value-type="float">
            <text:p>523.686197</text:p>
          </table:table-cell>
          <table:table-cell office:value-type="float" office:value="9.855042" calcext:value-type="float">
            <text:p>9.855042</text:p>
          </table:table-cell>
        </table:table-row>
        <table:table-row table:style-name="ro1">
          <table:table-cell office:value-type="float" office:value="524.120003" calcext:value-type="float">
            <text:p>524.120003</text:p>
          </table:table-cell>
          <table:table-cell office:value-type="float" office:value="9.821099" calcext:value-type="float">
            <text:p>9.821099</text:p>
          </table:table-cell>
        </table:table-row>
        <table:table-row table:style-name="ro1">
          <table:table-cell office:value-type="float" office:value="524.553797" calcext:value-type="float">
            <text:p>524.553797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4.987568" calcext:value-type="float">
            <text:p>524.987568</text:p>
          </table:table-cell>
          <table:table-cell office:value-type="float" office:value="9.966645" calcext:value-type="float">
            <text:p>9.966645</text:p>
          </table:table-cell>
        </table:table-row>
        <table:table-row table:style-name="ro1">
          <table:table-cell office:value-type="float" office:value="525.421351" calcext:value-type="float">
            <text:p>525.421351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5.855161" calcext:value-type="float">
            <text:p>525.855161</text:p>
          </table:table-cell>
          <table:table-cell office:value-type="float" office:value="9.816132" calcext:value-type="float">
            <text:p>9.816132</text:p>
          </table:table-cell>
        </table:table-row>
        <table:table-row table:style-name="ro1">
          <table:table-cell office:value-type="float" office:value="526.288943" calcext:value-type="float">
            <text:p>526.288943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6.722704" calcext:value-type="float">
            <text:p>526.722704</text:p>
          </table:table-cell>
          <table:table-cell office:value-type="float" office:value="9.995156" calcext:value-type="float">
            <text:p>9.995156</text:p>
          </table:table-cell>
        </table:table-row>
        <table:table-row table:style-name="ro1">
          <table:table-cell office:value-type="float" office:value="527.156529" calcext:value-type="float">
            <text:p>527.156529</text:p>
          </table:table-cell>
          <table:table-cell office:value-type="float" office:value="9.907718" calcext:value-type="float">
            <text:p>9.907718</text:p>
          </table:table-cell>
        </table:table-row>
        <table:table-row table:style-name="ro1">
          <table:table-cell office:value-type="float" office:value="527.590329" calcext:value-type="float">
            <text:p>527.59032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8.024122" calcext:value-type="float">
            <text:p>528.024122</text:p>
          </table:table-cell>
          <table:table-cell office:value-type="float" office:value="9.940884" calcext:value-type="float">
            <text:p>9.940884</text:p>
          </table:table-cell>
        </table:table-row>
        <table:table-row table:style-name="ro1">
          <table:table-cell office:value-type="float" office:value="528.457966" calcext:value-type="float">
            <text:p>528.457966</text:p>
          </table:table-cell>
          <table:table-cell office:value-type="float" office:value="9.903538" calcext:value-type="float">
            <text:p>9.903538</text:p>
          </table:table-cell>
        </table:table-row>
        <table:table-row table:style-name="ro1">
          <table:table-cell office:value-type="float" office:value="528.891751" calcext:value-type="float">
            <text:p>528.891751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9.325595" calcext:value-type="float">
            <text:p>529.325595</text:p>
          </table:table-cell>
          <table:table-cell office:value-type="float" office:value="9.910331" calcext:value-type="float">
            <text:p>9.910331</text:p>
          </table:table-cell>
        </table:table-row>
        <table:table-row table:style-name="ro1">
          <table:table-cell office:value-type="float" office:value="529.75939" calcext:value-type="float">
            <text:p>529.759390</text:p>
          </table:table-cell>
          <table:table-cell office:value-type="float" office:value="9.88863" calcext:value-type="float">
            <text:p>9.888630</text:p>
          </table:table-cell>
        </table:table-row>
        <table:table-row table:style-name="ro1">
          <table:table-cell office:value-type="float" office:value="530.193193" calcext:value-type="float">
            <text:p>530.193193</text:p>
          </table:table-cell>
          <table:table-cell office:value-type="float" office:value="9.691804" calcext:value-type="float">
            <text:p>9.691804</text:p>
          </table:table-cell>
        </table:table-row>
        <table:table-row table:style-name="ro1">
          <table:table-cell office:value-type="float" office:value="530.626995" calcext:value-type="float">
            <text:p>530.626995</text:p>
          </table:table-cell>
          <table:table-cell office:value-type="float" office:value="9.795002" calcext:value-type="float">
            <text:p>9.795002</text:p>
          </table:table-cell>
        </table:table-row>
        <table:table-row table:style-name="ro1">
          <table:table-cell office:value-type="float" office:value="531.060781" calcext:value-type="float">
            <text:p>531.060781</text:p>
          </table:table-cell>
          <table:table-cell office:value-type="float" office:value="9.763557" calcext:value-type="float">
            <text:p>9.763557</text:p>
          </table:table-cell>
        </table:table-row>
        <table:table-row table:style-name="ro1">
          <table:table-cell office:value-type="float" office:value="531.494585" calcext:value-type="float">
            <text:p>531.494585</text:p>
          </table:table-cell>
          <table:table-cell office:value-type="float" office:value="9.518485" calcext:value-type="float">
            <text:p>9.518485</text:p>
          </table:table-cell>
        </table:table-row>
        <table:table-row table:style-name="ro1">
          <table:table-cell office:value-type="float" office:value="531.928389" calcext:value-type="float">
            <text:p>531.928389</text:p>
          </table:table-cell>
          <table:table-cell office:value-type="float" office:value="9.828819" calcext:value-type="float">
            <text:p>9.828819</text:p>
          </table:table-cell>
        </table:table-row>
        <table:table-row table:style-name="ro1">
          <table:table-cell office:value-type="float" office:value="532.362193" calcext:value-type="float">
            <text:p>532.362193</text:p>
          </table:table-cell>
          <table:table-cell office:value-type="float" office:value="9.597955" calcext:value-type="float">
            <text:p>9.597955</text:p>
          </table:table-cell>
        </table:table-row>
        <table:table-row table:style-name="ro1">
          <table:table-cell office:value-type="float" office:value="532.796053" calcext:value-type="float">
            <text:p>532.796053</text:p>
          </table:table-cell>
          <table:table-cell office:value-type="float" office:value="9.627401" calcext:value-type="float">
            <text:p>9.627401</text:p>
          </table:table-cell>
        </table:table-row>
        <table:table-row table:style-name="ro1">
          <table:table-cell office:value-type="float" office:value="533.229888" calcext:value-type="float">
            <text:p>533.229888</text:p>
          </table:table-cell>
          <table:table-cell office:value-type="float" office:value="9.430542" calcext:value-type="float">
            <text:p>9.430542</text:p>
          </table:table-cell>
        </table:table-row>
        <table:table-row table:style-name="ro1">
          <table:table-cell office:value-type="float" office:value="533.663696" calcext:value-type="float">
            <text:p>533.663696</text:p>
          </table:table-cell>
          <table:table-cell office:value-type="float" office:value="9.601764" calcext:value-type="float">
            <text:p>9.601764</text:p>
          </table:table-cell>
        </table:table-row>
        <table:table-row table:style-name="ro1">
          <table:table-cell office:value-type="float" office:value="534.097505" calcext:value-type="float">
            <text:p>534.097505</text:p>
          </table:table-cell>
          <table:table-cell office:value-type="float" office:value="9.203803" calcext:value-type="float">
            <text:p>9.203803</text:p>
          </table:table-cell>
        </table:table-row>
        <table:table-row table:style-name="ro1">
          <table:table-cell office:value-type="float" office:value="534.531312" calcext:value-type="float">
            <text:p>534.531312</text:p>
          </table:table-cell>
          <table:table-cell office:value-type="float" office:value="9.29926" calcext:value-type="float">
            <text:p>9.299260</text:p>
          </table:table-cell>
        </table:table-row>
        <table:table-row table:style-name="ro1">
          <table:table-cell office:value-type="float" office:value="534.965118" calcext:value-type="float">
            <text:p>534.965118</text:p>
          </table:table-cell>
          <table:table-cell office:value-type="float" office:value="9.462121" calcext:value-type="float">
            <text:p>9.462121</text:p>
          </table:table-cell>
        </table:table-row>
        <table:table-row table:style-name="ro1">
          <table:table-cell office:value-type="float" office:value="535.398998" calcext:value-type="float">
            <text:p>535.398998</text:p>
          </table:table-cell>
          <table:table-cell office:value-type="float" office:value="9.175179" calcext:value-type="float">
            <text:p>9.175179</text:p>
          </table:table-cell>
        </table:table-row>
        <table:table-row table:style-name="ro1">
          <table:table-cell office:value-type="float" office:value="535.832798" calcext:value-type="float">
            <text:p>535.832798</text:p>
          </table:table-cell>
          <table:table-cell office:value-type="float" office:value="9.063464" calcext:value-type="float">
            <text:p>9.063464</text:p>
          </table:table-cell>
        </table:table-row>
        <table:table-row table:style-name="ro1">
          <table:table-cell office:value-type="float" office:value="536.266644" calcext:value-type="float">
            <text:p>536.266644</text:p>
          </table:table-cell>
          <table:table-cell office:value-type="float" office:value="8.872226" calcext:value-type="float">
            <text:p>8.872226</text:p>
          </table:table-cell>
        </table:table-row>
        <table:table-row table:style-name="ro1">
          <table:table-cell office:value-type="float" office:value="536.700446" calcext:value-type="float">
            <text:p>536.700446</text:p>
          </table:table-cell>
          <table:table-cell office:value-type="float" office:value="8.985837" calcext:value-type="float">
            <text:p>8.985837</text:p>
          </table:table-cell>
        </table:table-row>
        <table:table-row table:style-name="ro1">
          <table:table-cell office:value-type="float" office:value="537.134281" calcext:value-type="float">
            <text:p>537.134281</text:p>
          </table:table-cell>
          <table:table-cell office:value-type="float" office:value="8.804372" calcext:value-type="float">
            <text:p>8.804372</text:p>
          </table:table-cell>
        </table:table-row>
        <table:table-row table:style-name="ro1">
          <table:table-cell office:value-type="float" office:value="537.568101" calcext:value-type="float">
            <text:p>537.568101</text:p>
          </table:table-cell>
          <table:table-cell office:value-type="float" office:value="8.870712" calcext:value-type="float">
            <text:p>8.870712</text:p>
          </table:table-cell>
        </table:table-row>
        <table:table-row table:style-name="ro1">
          <table:table-cell office:value-type="float" office:value="538.001932" calcext:value-type="float">
            <text:p>538.001932</text:p>
          </table:table-cell>
          <table:table-cell office:value-type="float" office:value="8.771423" calcext:value-type="float">
            <text:p>8.771423</text:p>
          </table:table-cell>
        </table:table-row>
        <table:table-row table:style-name="ro1">
          <table:table-cell office:value-type="float" office:value="538.43575" calcext:value-type="float">
            <text:p>538.435750</text:p>
          </table:table-cell>
          <table:table-cell office:value-type="float" office:value="8.698552" calcext:value-type="float">
            <text:p>8.698552</text:p>
          </table:table-cell>
        </table:table-row>
        <table:table-row table:style-name="ro1">
          <table:table-cell office:value-type="float" office:value="538.869578" calcext:value-type="float">
            <text:p>538.869578</text:p>
          </table:table-cell>
          <table:table-cell office:value-type="float" office:value="8.301772" calcext:value-type="float">
            <text:p>8.301772</text:p>
          </table:table-cell>
        </table:table-row>
        <table:table-row table:style-name="ro1">
          <table:table-cell office:value-type="float" office:value="539.303397" calcext:value-type="float">
            <text:p>539.303397</text:p>
          </table:table-cell>
          <table:table-cell office:value-type="float" office:value="8.697971" calcext:value-type="float">
            <text:p>8.697971</text:p>
          </table:table-cell>
        </table:table-row>
        <table:table-row table:style-name="ro1">
          <table:table-cell office:value-type="float" office:value="539.737263" calcext:value-type="float">
            <text:p>539.737263</text:p>
          </table:table-cell>
          <table:table-cell office:value-type="float" office:value="8.493438" calcext:value-type="float">
            <text:p>8.493438</text:p>
          </table:table-cell>
        </table:table-row>
        <table:table-row table:style-name="ro1">
          <table:table-cell office:value-type="float" office:value="540.17106" calcext:value-type="float">
            <text:p>540.171060</text:p>
          </table:table-cell>
          <table:table-cell office:value-type="float" office:value="8.448037" calcext:value-type="float">
            <text:p>8.448037</text:p>
          </table:table-cell>
        </table:table-row>
        <table:table-row table:style-name="ro1">
          <table:table-cell office:value-type="float" office:value="540.604885" calcext:value-type="float">
            <text:p>540.604885</text:p>
          </table:table-cell>
          <table:table-cell office:value-type="float" office:value="8.301144" calcext:value-type="float">
            <text:p>8.301144</text:p>
          </table:table-cell>
        </table:table-row>
        <table:table-row table:style-name="ro1">
          <table:table-cell office:value-type="float" office:value="541.038708" calcext:value-type="float">
            <text:p>541.038708</text:p>
          </table:table-cell>
          <table:table-cell office:value-type="float" office:value="8.032291" calcext:value-type="float">
            <text:p>8.032291</text:p>
          </table:table-cell>
        </table:table-row>
        <table:table-row table:style-name="ro1">
          <table:table-cell office:value-type="float" office:value="541.472498" calcext:value-type="float">
            <text:p>541.472498</text:p>
          </table:table-cell>
          <table:table-cell office:value-type="float" office:value="7.834166" calcext:value-type="float">
            <text:p>7.834166</text:p>
          </table:table-cell>
        </table:table-row>
        <table:table-row table:style-name="ro1">
          <table:table-cell office:value-type="float" office:value="541.906314" calcext:value-type="float">
            <text:p>541.906314</text:p>
          </table:table-cell>
          <table:table-cell office:value-type="float" office:value="7.860217" calcext:value-type="float">
            <text:p>7.860217</text:p>
          </table:table-cell>
        </table:table-row>
        <table:table-row table:style-name="ro1">
          <table:table-cell office:value-type="float" office:value="542.340146" calcext:value-type="float">
            <text:p>542.340146</text:p>
          </table:table-cell>
          <table:table-cell office:value-type="float" office:value="8.112949" calcext:value-type="float">
            <text:p>8.112949</text:p>
          </table:table-cell>
        </table:table-row>
        <table:table-row table:style-name="ro1">
          <table:table-cell office:value-type="float" office:value="542.773943" calcext:value-type="float">
            <text:p>542.773943</text:p>
          </table:table-cell>
          <table:table-cell office:value-type="float" office:value="7.586431" calcext:value-type="float">
            <text:p>7.586431</text:p>
          </table:table-cell>
        </table:table-row>
        <table:table-row table:style-name="ro1">
          <table:table-cell office:value-type="float" office:value="543.207784" calcext:value-type="float">
            <text:p>543.207784</text:p>
          </table:table-cell>
          <table:table-cell office:value-type="float" office:value="7.931709" calcext:value-type="float">
            <text:p>7.931709</text:p>
          </table:table-cell>
        </table:table-row>
        <table:table-row table:style-name="ro1">
          <table:table-cell office:value-type="float" office:value="543.641586" calcext:value-type="float">
            <text:p>543.641586</text:p>
          </table:table-cell>
          <table:table-cell office:value-type="float" office:value="7.534046" calcext:value-type="float">
            <text:p>7.534046</text:p>
          </table:table-cell>
        </table:table-row>
        <table:table-row table:style-name="ro1">
          <table:table-cell office:value-type="float" office:value="544.075399" calcext:value-type="float">
            <text:p>544.075399</text:p>
          </table:table-cell>
          <table:table-cell office:value-type="float" office:value="7.286054" calcext:value-type="float">
            <text:p>7.286054</text:p>
          </table:table-cell>
        </table:table-row>
        <table:table-row table:style-name="ro1">
          <table:table-cell office:value-type="float" office:value="544.509239" calcext:value-type="float">
            <text:p>544.509239</text:p>
          </table:table-cell>
          <table:table-cell office:value-type="float" office:value="7.698424" calcext:value-type="float">
            <text:p>7.698424</text:p>
          </table:table-cell>
        </table:table-row>
        <table:table-row table:style-name="ro1">
          <table:table-cell office:value-type="float" office:value="544.943006" calcext:value-type="float">
            <text:p>544.943006</text:p>
          </table:table-cell>
          <table:table-cell office:value-type="float" office:value="7.217756" calcext:value-type="float">
            <text:p>7.217756</text:p>
          </table:table-cell>
        </table:table-row>
        <table:table-row table:style-name="ro1">
          <table:table-cell office:value-type="float" office:value="545.376815" calcext:value-type="float">
            <text:p>545.376815</text:p>
          </table:table-cell>
          <table:table-cell office:value-type="float" office:value="7.33303" calcext:value-type="float">
            <text:p>7.333030</text:p>
          </table:table-cell>
        </table:table-row>
        <table:table-row table:style-name="ro1">
          <table:table-cell office:value-type="float" office:value="545.810584" calcext:value-type="float">
            <text:p>545.810584</text:p>
          </table:table-cell>
          <table:table-cell office:value-type="float" office:value="6.797836" calcext:value-type="float">
            <text:p>6.797836</text:p>
          </table:table-cell>
        </table:table-row>
        <table:table-row table:style-name="ro1">
          <table:table-cell office:value-type="float" office:value="546.244367" calcext:value-type="float">
            <text:p>546.244367</text:p>
          </table:table-cell>
          <table:table-cell office:value-type="float" office:value="7.082942" calcext:value-type="float">
            <text:p>7.082942</text:p>
          </table:table-cell>
        </table:table-row>
        <table:table-row table:style-name="ro1">
          <table:table-cell office:value-type="float" office:value="546.678292" calcext:value-type="float">
            <text:p>546.678292</text:p>
          </table:table-cell>
          <table:table-cell office:value-type="float" office:value="6.808713" calcext:value-type="float">
            <text:p>6.808713</text:p>
          </table:table-cell>
        </table:table-row>
        <table:table-row table:style-name="ro1">
          <table:table-cell office:value-type="float" office:value="547.112083" calcext:value-type="float">
            <text:p>547.112083</text:p>
          </table:table-cell>
          <table:table-cell office:value-type="float" office:value="6.664169" calcext:value-type="float">
            <text:p>6.664169</text:p>
          </table:table-cell>
        </table:table-row>
        <table:table-row table:style-name="ro1">
          <table:table-cell office:value-type="float" office:value="547.545888" calcext:value-type="float">
            <text:p>547.545888</text:p>
          </table:table-cell>
          <table:table-cell office:value-type="float" office:value="6.493093" calcext:value-type="float">
            <text:p>6.493093</text:p>
          </table:table-cell>
        </table:table-row>
        <table:table-row table:style-name="ro1">
          <table:table-cell office:value-type="float" office:value="547.97973" calcext:value-type="float">
            <text:p>547.979730</text:p>
          </table:table-cell>
          <table:table-cell office:value-type="float" office:value="6.440465" calcext:value-type="float">
            <text:p>6.440465</text:p>
          </table:table-cell>
        </table:table-row>
        <table:table-row table:style-name="ro1">
          <table:table-cell office:value-type="float" office:value="548.413521" calcext:value-type="float">
            <text:p>548.413521</text:p>
          </table:table-cell>
          <table:table-cell office:value-type="float" office:value="6.493667" calcext:value-type="float">
            <text:p>6.493667</text:p>
          </table:table-cell>
        </table:table-row>
        <table:table-row table:style-name="ro1">
          <table:table-cell office:value-type="float" office:value="548.847345" calcext:value-type="float">
            <text:p>548.847345</text:p>
          </table:table-cell>
          <table:table-cell office:value-type="float" office:value="6.190725" calcext:value-type="float">
            <text:p>6.190725</text:p>
          </table:table-cell>
        </table:table-row>
        <table:table-row table:style-name="ro1">
          <table:table-cell office:value-type="float" office:value="549.281186" calcext:value-type="float">
            <text:p>549.281186</text:p>
          </table:table-cell>
          <table:table-cell office:value-type="float" office:value="6.056197" calcext:value-type="float">
            <text:p>6.056197</text:p>
          </table:table-cell>
        </table:table-row>
        <table:table-row table:style-name="ro1">
          <table:table-cell office:value-type="float" office:value="549.71496" calcext:value-type="float">
            <text:p>549.714960</text:p>
          </table:table-cell>
          <table:table-cell office:value-type="float" office:value="6.028203" calcext:value-type="float">
            <text:p>6.028203</text:p>
          </table:table-cell>
        </table:table-row>
        <table:table-row table:style-name="ro1">
          <table:table-cell office:value-type="float" office:value="550.148759" calcext:value-type="float">
            <text:p>550.148759</text:p>
          </table:table-cell>
          <table:table-cell office:value-type="float" office:value="6.033359" calcext:value-type="float">
            <text:p>6.033359</text:p>
          </table:table-cell>
        </table:table-row>
        <table:table-row table:style-name="ro1">
          <table:table-cell office:value-type="float" office:value="550.582563" calcext:value-type="float">
            <text:p>550.582563</text:p>
          </table:table-cell>
          <table:table-cell office:value-type="float" office:value="5.956719" calcext:value-type="float">
            <text:p>5.956719</text:p>
          </table:table-cell>
        </table:table-row>
        <table:table-row table:style-name="ro1">
          <table:table-cell office:value-type="float" office:value="551.016369" calcext:value-type="float">
            <text:p>551.016369</text:p>
          </table:table-cell>
          <table:table-cell office:value-type="float" office:value="5.770137" calcext:value-type="float">
            <text:p>5.770137</text:p>
          </table:table-cell>
        </table:table-row>
        <table:table-row table:style-name="ro1">
          <table:table-cell office:value-type="float" office:value="551.450187" calcext:value-type="float">
            <text:p>551.450187</text:p>
          </table:table-cell>
          <table:table-cell office:value-type="float" office:value="5.879815" calcext:value-type="float">
            <text:p>5.879815</text:p>
          </table:table-cell>
        </table:table-row>
        <table:table-row table:style-name="ro1">
          <table:table-cell office:value-type="float" office:value="551.884015" calcext:value-type="float">
            <text:p>551.884015</text:p>
          </table:table-cell>
          <table:table-cell office:value-type="float" office:value="5.379002" calcext:value-type="float">
            <text:p>5.379002</text:p>
          </table:table-cell>
        </table:table-row>
        <table:table-row table:style-name="ro1">
          <table:table-cell office:value-type="float" office:value="552.317837" calcext:value-type="float">
            <text:p>552.317837</text:p>
          </table:table-cell>
          <table:table-cell office:value-type="float" office:value="5.37053" calcext:value-type="float">
            <text:p>5.370530</text:p>
          </table:table-cell>
        </table:table-row>
        <table:table-row table:style-name="ro1">
          <table:table-cell office:value-type="float" office:value="552.75173" calcext:value-type="float">
            <text:p>552.751730</text:p>
          </table:table-cell>
          <table:table-cell office:value-type="float" office:value="5.256411" calcext:value-type="float">
            <text:p>5.256411</text:p>
          </table:table-cell>
        </table:table-row>
        <table:table-row table:style-name="ro1">
          <table:table-cell office:value-type="float" office:value="553.185534" calcext:value-type="float">
            <text:p>553.185534</text:p>
          </table:table-cell>
          <table:table-cell office:value-type="float" office:value="5.42813" calcext:value-type="float">
            <text:p>5.428130</text:p>
          </table:table-cell>
        </table:table-row>
        <table:table-row table:style-name="ro1">
          <table:table-cell office:value-type="float" office:value="553.619364" calcext:value-type="float">
            <text:p>553.619364</text:p>
          </table:table-cell>
          <table:table-cell office:value-type="float" office:value="4.891723" calcext:value-type="float">
            <text:p>4.891723</text:p>
          </table:table-cell>
        </table:table-row>
        <table:table-row table:style-name="ro1">
          <table:table-cell office:value-type="float" office:value="554.053157" calcext:value-type="float">
            <text:p>554.053157</text:p>
          </table:table-cell>
          <table:table-cell office:value-type="float" office:value="5.01867" calcext:value-type="float">
            <text:p>5.018670</text:p>
          </table:table-cell>
        </table:table-row>
        <table:table-row table:style-name="ro1">
          <table:table-cell office:value-type="float" office:value="554.486948" calcext:value-type="float">
            <text:p>554.486948</text:p>
          </table:table-cell>
          <table:table-cell office:value-type="float" office:value="5.122383" calcext:value-type="float">
            <text:p>5.122383</text:p>
          </table:table-cell>
        </table:table-row>
        <table:table-row table:style-name="ro1">
          <table:table-cell office:value-type="float" office:value="554.920753" calcext:value-type="float">
            <text:p>554.920753</text:p>
          </table:table-cell>
          <table:table-cell office:value-type="float" office:value="4.7708" calcext:value-type="float">
            <text:p>4.770800</text:p>
          </table:table-cell>
        </table:table-row>
        <table:table-row table:style-name="ro1">
          <table:table-cell office:value-type="float" office:value="555.354555" calcext:value-type="float">
            <text:p>555.354555</text:p>
          </table:table-cell>
          <table:table-cell office:value-type="float" office:value="4.654814" calcext:value-type="float">
            <text:p>4.654814</text:p>
          </table:table-cell>
        </table:table-row>
        <table:table-row table:style-name="ro1">
          <table:table-cell office:value-type="float" office:value="555.788327" calcext:value-type="float">
            <text:p>555.788327</text:p>
          </table:table-cell>
          <table:table-cell office:value-type="float" office:value="4.466085" calcext:value-type="float">
            <text:p>4.466085</text:p>
          </table:table-cell>
        </table:table-row>
        <table:table-row table:style-name="ro1">
          <table:table-cell office:value-type="float" office:value="556.22204" calcext:value-type="float">
            <text:p>556.222040</text:p>
          </table:table-cell>
          <table:table-cell office:value-type="float" office:value="4.587786" calcext:value-type="float">
            <text:p>4.587786</text:p>
          </table:table-cell>
        </table:table-row>
        <table:table-row table:style-name="ro1">
          <table:table-cell office:value-type="float" office:value="556.655746" calcext:value-type="float">
            <text:p>556.655746</text:p>
          </table:table-cell>
          <table:table-cell office:value-type="float" office:value="4.220479" calcext:value-type="float">
            <text:p>4.220479</text:p>
          </table:table-cell>
        </table:table-row>
        <table:table-row table:style-name="ro1">
          <table:table-cell office:value-type="float" office:value="557.089552" calcext:value-type="float">
            <text:p>557.089552</text:p>
          </table:table-cell>
          <table:table-cell office:value-type="float" office:value="4.504619" calcext:value-type="float">
            <text:p>4.504619</text:p>
          </table:table-cell>
        </table:table-row>
        <table:table-row table:style-name="ro1">
          <table:table-cell office:value-type="float" office:value="557.523369" calcext:value-type="float">
            <text:p>557.523369</text:p>
          </table:table-cell>
          <table:table-cell office:value-type="float" office:value="4.215768" calcext:value-type="float">
            <text:p>4.215768</text:p>
          </table:table-cell>
        </table:table-row>
        <table:table-row table:style-name="ro1">
          <table:table-cell office:value-type="float" office:value="557.957146" calcext:value-type="float">
            <text:p>557.957146</text:p>
          </table:table-cell>
          <table:table-cell office:value-type="float" office:value="4.04165" calcext:value-type="float">
            <text:p>4.041650</text:p>
          </table:table-cell>
        </table:table-row>
        <table:table-row table:style-name="ro1">
          <table:table-cell office:value-type="float" office:value="558.390949" calcext:value-type="float">
            <text:p>558.390949</text:p>
          </table:table-cell>
          <table:table-cell office:value-type="float" office:value="4.022285" calcext:value-type="float">
            <text:p>4.022285</text:p>
          </table:table-cell>
        </table:table-row>
        <table:table-row table:style-name="ro1">
          <table:table-cell office:value-type="float" office:value="558.824745" calcext:value-type="float">
            <text:p>558.824745</text:p>
          </table:table-cell>
          <table:table-cell office:value-type="float" office:value="3.640582" calcext:value-type="float">
            <text:p>3.640582</text:p>
          </table:table-cell>
        </table:table-row>
        <table:table-row table:style-name="ro1">
          <table:table-cell office:value-type="float" office:value="559.258576" calcext:value-type="float">
            <text:p>559.258576</text:p>
          </table:table-cell>
          <table:table-cell office:value-type="float" office:value="3.770193" calcext:value-type="float">
            <text:p>3.770193</text:p>
          </table:table-cell>
        </table:table-row>
        <table:table-row table:style-name="ro1">
          <table:table-cell office:value-type="float" office:value="559.692394" calcext:value-type="float">
            <text:p>559.692394</text:p>
          </table:table-cell>
          <table:table-cell office:value-type="float" office:value="3.654244" calcext:value-type="float">
            <text:p>3.654244</text:p>
          </table:table-cell>
        </table:table-row>
        <table:table-row table:style-name="ro1" table:number-rows-repeated="104810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6:28:21.087624265</meta:creation-date>
    <dc:date>2017-10-17T16:30:57.591128611</dc:date>
    <meta:editing-duration>PT2M36S</meta:editing-duration>
    <meta:editing-cycles>2</meta:editing-cycles>
    <meta:generator>LibreOffice/5.1.6.2$Linux_X86_64 LibreOffice_project/10m0$Build-2</meta:generator>
    <meta:document-statistic meta:table-count="1" meta:cell-count="940" meta:object-count="0"/>
  </office:meta>
</office:document-meta>
</file>